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2"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italic" style:font-style-asian="italic" style:font-style-complex="italic"/>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style:text-underline-style="solid" style:text-underline-width="auto" style:text-underline-color="font-color"/>
    </style:style>
    <style:style style:name="P22"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23" style:family="paragraph" style:parent-style-name="Text_20_body">
      <style:text-properties fo:language="ru" fo:country="RU" fo:font-style="normal" style:font-style-asian="normal" style:font-style-complex="normal"/>
    </style:style>
    <style:style style:name="P24" style:family="paragraph" style:parent-style-name="Text_20_body">
      <style:text-properties fo:language="ru" fo:country="RU" fo:font-weight="bold" style:font-weight-asian="bold" style:font-weight-complex="bold"/>
    </style:style>
    <style:style style:name="P25" style:family="paragraph" style:parent-style-name="Text_20_body">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Contents_20_1">
      <style:paragraph-properties>
        <style:tab-stops>
          <style:tab-stop style:position="19.013cm" style:type="right" style:leader-style="dotted" style:leader-text="."/>
        </style:tab-stops>
      </style:paragraph-properties>
    </style:style>
    <style:style style:name="P28" style:family="paragraph" style:parent-style-name="Contents_20_2">
      <style:paragraph-properties>
        <style:tab-stops>
          <style:tab-stop style:position="18.514cm" style:type="right" style:leader-style="dotted" style:leader-text="."/>
        </style:tab-stops>
      </style:paragraph-properties>
    </style:style>
    <style:style style:name="P29" style:family="paragraph" style:parent-style-name="Contents_20_3">
      <style:paragraph-properties>
        <style:tab-stops>
          <style:tab-stop style:position="18.015cm" style:type="right" style:leader-style="dotted" style:leader-text="."/>
        </style:tab-stops>
      </style:paragraph-properties>
    </style:style>
    <style:style style:name="P30" style:family="paragraph" style:parent-style-name="Standard">
      <style:text-properties fo:font-weight="normal" style:font-weight-asian="normal" style:font-weight-complex="normal"/>
    </style:style>
    <style:style style:name="P31" style:family="paragraph" style:parent-style-name="Text_20_body" style:list-style-name="L1"/>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list-style-name="L1">
      <style:text-properties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2">
      <style:text-properties fo:font-style="normal" style:font-style-asian="normal" style:font-style-complex="normal"/>
    </style:style>
    <style:style style:name="P36"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37" style:family="paragraph" style:parent-style-name="Text_20_body" style:list-style-name="L9">
      <style:text-properties fo:font-style="italic" style:font-style-asian="italic" style:font-style-complex="italic"/>
    </style:style>
    <style:style style:name="P38" style:family="paragraph" style:parent-style-name="Text_20_body" style:list-style-name="L10">
      <style:text-properties fo:font-style="italic" style:font-style-asian="italic" style:font-style-complex="italic"/>
    </style:style>
    <style:style style:name="P39" style:family="paragraph" style:parent-style-name="Text_20_body" style:list-style-name="L11">
      <style:text-properties fo:font-style="italic" style:font-style-asian="italic" style:font-style-complex="italic"/>
    </style:style>
    <style:style style:name="P40" style:family="paragraph" style:parent-style-name="Text_20_body" style:list-style-name="L2">
      <style:text-properties fo:language="en" fo:country="US" fo:font-style="normal" style:font-style-asian="normal" style:font-style-complex="normal"/>
    </style:style>
    <style:style style:name="P41" style:family="paragraph" style:parent-style-name="Text_20_body" style:list-style-name="L8">
      <style:text-properties fo:language="en" fo:country="US" fo:font-style="normal" style:font-style-asian="normal" style:font-style-complex="normal"/>
    </style:style>
    <style:style style:name="P42" style:family="paragraph" style:parent-style-name="Text_20_body" style:list-style-name="L4">
      <style:text-properties fo:language="en" fo:country="US" fo:font-style="italic" style:font-style-asian="italic" style:font-style-complex="italic"/>
    </style:style>
    <style:style style:name="P43" style:family="paragraph" style:parent-style-name="Text_20_body" style:list-style-name="L5">
      <style:text-properties fo:language="en" fo:country="US" fo:font-style="italic" style:font-style-asian="italic" style:font-style-complex="italic"/>
    </style:style>
    <style:style style:name="P44" style:family="paragraph" style:parent-style-name="Text_20_body" style:list-style-name="L6">
      <style:text-properties fo:language="en" fo:country="US"/>
    </style:style>
    <style:style style:name="P45" style:family="paragraph" style:parent-style-name="Text_20_body">
      <style:text-properties fo:language="ru" fo:country="RU"/>
    </style:style>
    <style:style style:name="P46" style:family="paragraph" style:parent-style-name="Text_20_body" style:list-style-name="L6">
      <style:text-properties fo:language="ru" fo:country="RU"/>
    </style:style>
    <style:style style:name="P47" style:family="paragraph" style:parent-style-name="Text_20_body" style:list-style-name="L7">
      <style:text-properties fo:language="ru" fo:country="RU" fo:font-style="normal" style:font-style-asian="normal" style:font-style-complex="normal"/>
    </style:style>
    <style:style style:name="P48" style:family="paragraph" style:parent-style-name="Text_20_body" style:list-style-name="L7">
      <style:text-properties fo:language="ru" fo:country="RU"/>
    </style:style>
    <style:style style:name="P49" style:family="paragraph" style:parent-style-name="Text_20_body" style:list-style-name="L3"/>
    <style:style style:name="P50"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51"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52" style:family="paragraph" style:parent-style-name="Heading_20_1">
      <style:paragraph-properties fo:text-align="center" style:justify-single-word="false"/>
    </style:style>
    <style:style style:name="P53" style:family="paragraph" style:parent-style-name="Heading_20_1">
      <style:text-properties fo:font-style="normal" fo:font-weight="bold" style:font-style-asian="normal" style:font-weight-asian="bold" style:font-style-complex="normal" style:font-weight-complex="bold"/>
    </style:style>
    <style:style style:name="P54" style:family="paragraph" style:parent-style-name="Heading_20_1">
      <style:text-properties fo:language="ru" fo:country="RU"/>
    </style:style>
    <style:style style:name="P55" style:family="paragraph" style:parent-style-name="Heading_20_1">
      <style:text-properties fo:font-weight="bold" style:font-weight-asian="bold" style:font-weight-complex="bold"/>
    </style:style>
    <style:style style:name="P56" style:family="paragraph" style:parent-style-name="Heading_20_2">
      <style:text-properties fo:font-style="italic" fo:font-weight="bold" style:font-style-asian="italic" style:font-weight-asian="bold" style:font-style-complex="italic" style:font-weight-complex="bold"/>
    </style:style>
    <style:style style:name="P57" style:family="paragraph" style:parent-style-name="Heading_20_2">
      <style:text-properties fo:font-style="normal" style:font-style-asian="normal" style:font-style-complex="normal"/>
    </style:style>
    <style:style style:name="P58"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ize="16pt" fo:language="en" fo:country="US" style:text-underline-style="none" style:font-size-asian="16pt" style:font-size-complex="16pt"/>
    </style:style>
    <style:style style:name="T16" style:family="text">
      <style:text-properties fo:font-size="13pt" style:font-size-asian="13pt" style:font-size-complex="13pt"/>
    </style:style>
    <style:style style:name="T17" style:family="text">
      <style:text-properties fo:font-size="13pt" fo:language="en" fo:country="US" fo:font-style="italic" style:font-size-asian="13pt" style:font-style-asian="italic" style:font-size-complex="13pt" style:font-style-complex="italic"/>
    </style:style>
    <style:style style:name="T18"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19"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20" style:family="text">
      <style:text-properties fo:font-size="13pt" fo:language="en" fo:country="US" fo:font-style="normal" style:font-size-asian="13pt" style:font-style-asian="normal" style:font-size-complex="13pt" style:font-style-complex="normal"/>
    </style:style>
    <style:style style:name="T21"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22"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23"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size="13pt" fo:language="en" fo:country="US" style:text-underline-style="none" style:font-size-asian="13pt" style:font-size-complex="13pt"/>
    </style:style>
    <style:style style:name="T25" style:family="text">
      <style:text-properties fo:font-size="13pt" fo:language="ru" fo:country="RU" fo:font-style="normal" style:font-size-asian="13pt" style:font-style-asian="normal" style:font-size-complex="13pt" style:font-style-complex="normal"/>
    </style:style>
    <style:style style:name="T26"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27"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28" style:family="text">
      <style:text-properties fo:font-size="13pt" fo:language="ru" fo:country="RU" fo:font-weight="bold" style:font-size-asian="13pt" style:font-weight-asian="bold" style:font-size-complex="13pt" style:font-weight-complex="bold"/>
    </style:style>
    <style:style style:name="T29" style:family="text">
      <style:text-properties fo:font-size="13pt" fo:language="ru" fo:country="RU" fo:font-weight="normal" style:font-size-asian="13pt" style:font-weight-asian="normal" style:font-size-complex="13pt" style:font-weight-complex="normal"/>
    </style:style>
    <style:style style:name="T30"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31" style:family="text">
      <style:text-properties fo:font-size="13pt" fo:font-style="normal" style:font-size-asian="13pt" style:font-style-asian="normal" style:font-size-complex="13pt" style:font-style-complex="normal"/>
    </style:style>
    <style:style style:name="T3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font-size="13pt" fo:font-style="normal" fo:font-weight="bold" style:font-size-asian="13pt" style:font-style-asian="normal" style:font-weight-asian="bold" style:font-size-complex="13pt" style:font-style-complex="normal" style:font-weight-complex="bold"/>
    </style:style>
    <style:style style:name="T3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5" style:family="text">
      <style:text-properties fo:font-size="13pt" fo:font-weight="normal" style:font-size-asian="13pt" style:font-weight-asian="normal" style:font-size-complex="13pt" style:font-weight-complex="normal"/>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font-size="13pt" style:text-underline-style="none" style:font-size-asian="13pt" style:font-size-complex="13pt"/>
    </style:style>
    <style:style style:name="T38" style:family="text">
      <style:text-properties fo:language="en" fo:country="US"/>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fo:font-weight="bold" style:font-style-asian="normal" style:font-weight-asian="bold" style:font-style-complex="normal" style:font-weight-complex="bold"/>
    </style:style>
    <style:style style:name="T42" style:family="text">
      <style:text-properties fo:language="en" fo:country="US" fo:font-weight="normal" style:font-weight-asian="normal" style:font-weight-complex="normal"/>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style:text-underline-style="none" fo:font-weight="normal" style:font-style-asian="italic" style:font-weight-asian="normal" style:font-style-complex="italic" style:font-weight-complex="normal"/>
    </style:style>
    <style:style style:name="T45" style:family="text">
      <style:text-properties fo:language="en" fo:country="US" fo:font-style="italic" fo:font-weight="normal" style:font-style-asian="italic" style:font-weight-asian="normal" style:font-style-complex="italic" style:font-weight-complex="normal"/>
    </style:style>
    <style:style style:name="T46" style:family="text">
      <style:text-properties fo:language="en" fo:country="US" fo:font-weight="bold" style:font-weight-asian="bold" style:font-weight-complex="bold"/>
    </style:style>
    <style:style style:name="T47" style:family="text">
      <style:text-properties fo:language="ru" fo:country="RU"/>
    </style:style>
    <style:style style:name="T48" style:family="text">
      <style:text-properties fo:language="ru" fo:country="RU" fo:font-style="normal" fo:font-weight="normal" style:font-style-asian="normal" style:font-weight-asian="normal" style:font-style-complex="normal" style:font-weight-complex="normal"/>
    </style:style>
    <style:style style:name="T49" style:family="text">
      <style:text-properties fo:language="ru" fo:country="RU" fo:font-style="normal" style:font-style-asian="normal" style:font-style-complex="normal"/>
    </style:style>
    <style:style style:name="T50" style:family="text">
      <style:text-properties fo:language="ru" fo:country="RU" fo:font-style="italic" fo:font-weight="normal" style:font-style-asian="italic" style:font-weight-asian="normal" style:font-style-complex="italic" style:font-weight-complex="normal"/>
    </style:style>
    <style:style style:name="T51" style:family="text">
      <style:text-properties fo:language="ru" fo:country="RU" fo:font-style="italic" fo:font-weight="bold" style:font-style-asian="italic" style:font-weight-asian="bold" style:font-style-complex="italic" style:font-weight-complex="bold"/>
    </style:style>
    <style:style style:name="T52" style:family="text">
      <style:text-properties fo:language="ru" fo:country="RU" fo:font-style="italic" style:font-style-asian="italic" style:font-style-complex="italic"/>
    </style:style>
    <style:style style:name="T53" style:family="text">
      <style:text-properties fo:language="ru" fo:country="RU" fo:font-weight="normal" style:font-weight-asian="normal" style:font-weight-complex="normal"/>
    </style:style>
    <style:style style:name="T54" style:family="text">
      <style:text-properties fo:color="#000099" fo:font-style="normal" style:font-style-asian="normal" style:font-style-complex="normal"/>
    </style:style>
    <style:style style:name="T55" style:family="text">
      <style:text-properties fo:color="#000080"/>
    </style:style>
    <style:style style:name="T56" style:family="text">
      <style:text-properties fo:color="#000080" fo:font-style="normal" style:font-style-asian="normal" style:font-style-complex="normal"/>
    </style:style>
    <style:style style:name="T57" style:family="text">
      <style:text-properties fo:color="#006600"/>
    </style:style>
    <style:style style:name="T58" style:family="text">
      <style:text-properties officeooo:rsid="001ab1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Документация для разработчиков</text:h>
      <text:p text:style-name="P25">По состоянию для версии 3.0</text:p>
      <text:p text:style-name="P25"/>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27">Документация для разработчиков<text:tab/>1</text:p>
          <text:p text:style-name="P27">От разработчика<text:tab/>2</text:p>
          <text:p text:style-name="P27">Основные особенности и возможности<text:tab/>2</text:p>
          <text:p text:style-name="P27">Пользователи, группы пользователей, права пользователей<text:tab/>3</text:p>
          <text:p text:style-name="P27">ЧПУ, страница сайта<text:tab/>4</text:p>
          <text:p text:style-name="P27">Файловая система<text:tab/>5</text:p>
          <text:p text:style-name="P27">Структура СУБД<text:tab/>6</text:p>
          <text:p text:style-name="P27">Как обрабатывается каждый запрос<text:tab/>6</text:p>
          <text:p text:style-name="P27">Установка движка<text:tab/>7</text:p>
          <text:p text:style-name="P27">Главный конфигурационный файл<text:tab/>8</text:p>
          <text:p text:style-name="P27">Основные API-функции<text:tab/>8</text:p>
          <text:p text:style-name="P27">MVC общедоступной части сайта<text:tab/>11</text:p>
          <text:p text:style-name="P28">Контроллер<text:tab/>11</text:p>
          <text:p text:style-name="P28">Представление<text:tab/>14</text:p>
          <text:p text:style-name="P28">Модель<text:tab/>14</text:p>
          <text:p text:style-name="P27">События (хуки)<text:tab/>15</text:p>
          <text:p text:style-name="P27">Секции и виджеты<text:tab/>15</text:p>
          <text:p text:style-name="P27">Админка<text:tab/>17</text:p>
          <text:p text:style-name="P28">Типичный цикл обработки запроса администратора<text:tab/>17</text:p>
          <text:p text:style-name="P28">Общая информация о правах доступа и организаци<text:tab/>18</text:p>
          <text:p text:style-name="P28">Основные API-функции<text:tab/>19</text:p>
          <text:p text:style-name="P28">Элементы управления админкой<text:tab/>19</text:p>
          <text:p text:style-name="P28">Виджеты<text:tab/>20</text:p>
          <text:p text:style-name="P29">Кнопки административного интерфейса (фронтенд)<text:tab/>20</text:p>
          <text:p text:style-name="P28">Бакэнд<text:tab/>21</text:p>
          <text:p text:style-name="P28">Меню<text:tab/>22</text:p>
          <text:p text:style-name="P28">Особенности программирования админки<text:tab/>23</text:p>
          <text:p text:style-name="P27">Шаблоны, информация для верстальщика<text:tab/>24</text:p>
          <text:p text:style-name="P27">Класс HTML-формы (form)<text:tab/>26</text:p>
          <text:p text:style-name="P28">Публичные атрибуты<text:tab/>26</text:p>
          <text:p text:style-name="P28">Методы класса<text:tab/>26</text:p>
          <text:p text:style-name="P27">Универсальная модель базы данных (model)<text:tab/>28</text:p>
          <text:p text:style-name="P28">Методы класса<text:tab/>30</text:p>
          <text:p text:style-name="P28">Атрибуты и методы для статического использования (перегрузка класса)<text:tab/>31</text:p>
          <text:p text:style-name="P28">Правила валидации<text:tab/>31</text:p>
          <text:p text:style-name="P27">Класс универсальной таблицы (table)<text:tab/>33</text:p>
          <text:p text:style-name="P28">Методы класса<text:tab/>33</text:p>
          <text:p text:style-name="P27">Работа с электронной почтой (класс email)<text:tab/>34</text:p>
          <text:p text:style-name="P28">Методы класса<text:tab/>35</text:p>
          <text:p text:style-name="P27">Работа с изображениями (класс picture)<text:tab/>36</text:p>
          <text:p text:style-name="P28">Методы класса<text:tab/>36</text:p>
          <text:p text:style-name="P27">Разработка дополнительных модулей<text:tab/>37</text:p>
          <text:p text:style-name="P28">Этапы разработки модуля<text:tab/>37</text:p>
          <text:p text:style-name="P28">Создание переносимого модуля<text:tab/>38</text:p>
        </text:index-body>
      </text:table-of-content>
      <text:p text:style-name="Text_20_body"><text:soft-page-break/></text:p>
      <text:h text:style-name="Heading_20_1" text:outline-level="1">От разработчика</text:h>
      <text:p text:style-name="Text_20_body">Движок с условным названием «плюшка» создавался сугубо для личных целей и поэтому его развитие велось и ведётся по мере необходимости. Однако со временем я понял, что эта CMS стала достаточно самостоятельной и может оказаться полезной не только мне...</text:p>
      <text:p text:style-name="Text_20_body">«Плюшка»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фреймворк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э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и есть только такие данные: опыт использования «обычного» хостинга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3 или выше.</text:p>
      <text:p text:style-name="Text_20_body">Возможности:</text:p>
      <text:p text:style-name="Text_20_body"><text:s/>- уникальный дружественный административный интерфейс;</text:p>
      <text:p text:style-name="Text_20_body"><text:soft-page-break/><text:s/>- полностью <text:span text:style-name="T47">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 прозрачная поддержка СУБД MySQL и SQLite (других нет и не будет);</text:p>
      <text:p text:style-name="Text_20_body"><text:s/><text:span text:style-name="T38">- </text:span><text:span text:style-name="T47">поддержка мультиязычности;</text:span></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10"><text:span text:style-name="T7">Внимание!</text:span><text:span text:style-name="T10"> Во многих аспектах различные переменные, напрямую влияющие на поведение движка, доступны для изменения. Это даёт программисту б</text:span><text:span text:style-name="T11">о</text:span><text:span text:style-name="T10">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5">Однако зачастую нужно быть предельно внимательным, например такой код:</text:p>
      <text:p text:style-name="P5">$u=core::user();<text:line-break/>$u-&gt;group=255;</text:p>
      <text:p text:style-name="P5">наделит текущего пользователя правами суперпользователя на протяжении всего времени пребывания на сайте (core::user() возвращает ссылку на 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п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text:soft-page-break/>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информацию о том, какие дополнительные блоки публиковать на этой странице, какой пункт меню является активным, какой шаблон использовать для данной страницы и т.д.</text:p>
      <text:p text:style-name="Text_20_body">В данном движке вся дополнительная информация закладывается в <text:span text:style-name="T1">адрес страницы</text:span><text:span text:style-name="T7">. Адрес страницы — это, грубо говоря, относительный URL страницы сайта.</text:span></text:p>
      <text:p text:style-name="Text_20_body"><text:span text:style-name="T7">Например, если есть такая страница: </text:span><text:a xlink:type="simple" xlink:href="http://example.com/article/blog/news?page=2" text:style-name="Internet_20_link"><text:span text:style-name="T7">http://example.com/article/blog/news?page=2</text:span></text:a><text:span text:style-name="T7">,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Text_20_body"><text:span text:style-name="T1">Адрес страницы</text:span><text:span text:style-name="T7"> должен состоять по крайней мере из двух элементов (artcle и blog) — это имя MVC-контроллера и имя </text:span><text:span text:style-name="T2">действия</text:span><text:span text:style-name="T7">. Если </text:span><text:span text:style-name="T2">действие</text:span><text:span text:style-name="T7"> не задано (пример: </text:span><text:a xlink:type="simple" xlink:href="http://example.com/article" text:style-name="Internet_20_link"><text:span text:style-name="T7">http://example.com/article</text:span></text:a><text:span text:style-name="T7">), то в качестве имени действия принимается «Index».</text:span></text:p>
      <text:p text:style-name="P2">Имя контроллера — это файл, находящийся в директории /controller, а <text:span text:style-name="T3">действие</text:span> — это имя процедуры класса этого контроллера. Таким образом, в случае приведённой выше ссылки,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7">Именно </text:span><text:span text:style-name="T1">адрес страницы</text:span><text:span text:style-name="T7"> (строка «article/blog/news») используется движком для того, чтобы определить какие дополнительные блоки (</text:span><text:span text:style-name="T2">виджеты</text:span><text:span text:style-name="T7"> — аналог модулей в Joomla) должны быть опубликованы на данной странице. Таким образом никакого обособленного хранилища сопутствующей каждой странице </text:span><text:soft-page-break/><text:span text:style-name="T7">информации нет.</text:span></text:p>
      <text:p text:style-name="Text_20_body"><text:span text:style-name="T7">Часть ссылки после знака вопроса не является </text:span><text:span text:style-name="T1">адресом страницы</text:span><text:span text:style-name="T7">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7">Для целей ajax-запросов используется особый формат адресов страниц: </text:span><text:a xlink:type="simple" xlink:href="http://example.com/index2.php?controller=article&amp;action=blog&amp;id=news&amp;page=2" text:style-name="Internet_20_link"><text:span text:style-name="T7">http://example.com/index2.php?</text:span></text:a><text:a xlink:type="simple" xlink:href="http://example.com/index2.php?controller=article&amp;action=blog&amp;id=news&amp;page=2" text:style-name="Internet_20_link"><text:span text:style-name="T7">controller=article&amp;action=blog&amp;id=news&amp;page=2</text:span></text:a><text:span text:style-name="T7"> для них, разумеется, нет надобности тратить ресурсы 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7">) обрабатываться не будет и сервером будет отдан только основной контент.</text:span></text:p>
      <text:h text:style-name="P53" text:outline-level="1">Файловая система</text:h>
      <text:p text:style-name="P2">Структура директориев строго разграничена и файлы каждого модуля находятся в соответствующийх папках, единой папки для отдельного модуля нет.</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text:span text:style-name="T38">language – </text:span><text:span text:style-name="T47">файлы локализации (констранты)</text:span><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xt:soft-pag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53" text:outline-level="1">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text:span text:style-name="T38">userR</text:span>ight - права пользователей (администрраторов): module - системное название модуля, group - группы пользователей, которым предоставлен доступ</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 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53" text:outline-level="1">Как обрабатывается каждый запрос</text:h>
      <text:p text:style-name="P30">В упрощенном виде цикл обработки запроса таков...</text:p>
      <text:list xml:id="list3010823858336138165" text:style-name="L1">
        <text:list-item>
          <text:p text:style-name="P31"><text:span text:style-name="T7">Обрабатывается полученный запрос, из него выделяется </text:span><text:span text:style-name="T1">адрес страницы</text:span><text:span text:style-name="T7">, который помещается в переменную $_GET['corePath']. Также из </text:span><text:span text:style-name="T39">URL </text:span><text:span text:style-name="T48">выделяется </text:span><text:span text:style-name="T51">псеводинм языка</text:span><text:span text:style-name="T48">.</text:span></text:p>
        </text:list-item>
        <text:list-item>
          <text:p text:style-name="P33">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33">Инициализируется сессия.</text:p>
        </text:list-item>
        <text:list-item>
          <text:p text:style-name="P33">Если пользователь относится к группе с номером 200 или больше, то подключаются библиотеки административного назначения.</text:p>
        </text:list-item>
        <text:list-item>
          <text:p text:style-name="P33">Создаётся экземпляр класса контроллера. Если такого файла нет, то генерируется ошибка 404.</text:p>
        </text:list-item>
        <text:list-item>
          <text:p text:style-name="P33">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text:span text:style-name="T38">c</text:span>ontroller::$url (в ней хранится преобразованный, если в этом есть необходимость, адрес страницы).</text:p>
        </text:list-item>
        <text:list-item>
          <text:p text:style-name="P31"><text:soft-page-break/><text:span text:style-name="T7">Если в $_POST есть данные, относящиеся к этому контроллеру, то вызывается </text:span><text:span text:style-name="T1">submit-действие</text:span><text:span text:style-name="T7"> этого контроллера (это процедура, предназначенная для обработки данных html-форм).</text:span></text:p>
        </text:list-item>
        <text:list-item>
          <text:p text:style-name="P31"><text:span text:style-name="T1">Submit-действие</text:span><text:span text:style-name="T7"> может прервать дальнейшую обработку вызвав метод core::redirect (это редирект на другой адрес — если данные форм обработаны правильно, то всегда выполняется редирект).</text:span></text:p>
        </text:list-item>
        <text:list-item>
          <text:p text:style-name="P31"><text:span text:style-name="T7">Далее происходит вызов </text:span><text:span text:style-name="T1">действия</text:span><text:span text:style-name="T7"> контроллера (это процедура, подготавливающая данные для отображения страницы).</text:span></text:p>
        </text:list-item>
        <text:list-item>
          <text:p text:style-name="P36">Действие<text:span text:style-name="T7">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6">представление</text:span><text:span text:style-name="T7">.</text:span></text:p>
        </text:list-item>
        <text:list-item>
          <text:p text:style-name="P34">Генерируется событие «beforeRender» (вызывается перед началом вывода каких-либо данных).</text:p>
        </text:list-item>
        <text:list-item>
          <text:p text:style-name="P36"><text:span text:style-name="T7">Если </text:span>представление<text:span text:style-name="T7"> — это NULL или FALSE, то никаких данных не выводится, обработка запроса завершается.</text:span></text:p>
        </text:list-item>
        <text:list-item>
          <text:p text:style-name="P34">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34">Если мета тег <text:span text:style-name="T38">title</text:span> не был установлен, то используется заголовок страницы.</text:p>
        </text:list-item>
        <text:list-item>
          <text:p text:style-name="P34">Если это не ajax-запрос, то:</text:p>
          <text:list>
            <text:list-item>
              <text:p text:style-name="P34">Если включён режим отладки, или нет кеша шаблона, то запускается кеширование нужного шаблона.</text:p>
            </text:list-item>
            <text:list-item>
              <text:p text:style-name="P34">Выводится первая часть html-шаблона (до того места, где должен быть вставлен контент). При этом также обрабатываются все виджеты.</text:p>
            </text:list-item>
            <text:list-item>
              <text:p text:style-name="P34">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генерируется html-код хлебных крошек. Если такой процедуры нет, то хлебные крошки формируются по заданному по умолчанию алгоритму.</text:p>
            </text:list-item>
            <text:list-item>
              <text:p text:style-name="P34">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36"><text:span text:style-name="T7">Если полученное от контроллера </text:span>представление<text:span text:style-name="T7"> — это строка, то подключается соответствующий файл из директория /view (в этом файле содержится html-код страницы).</text:span></text:p>
        </text:list-item>
        <text:list-item>
          <text:p text:style-name="P36"><text:span text:style-name="T7">Если полученное от контроллера </text:span>представление<text:span text:style-name="T7"> — это объект, то вызывается метод render() этого объекта, который должен сгенерировать html-код страницы.</text:span></text:p>
        </text:list-item>
        <text:list-item>
          <text:p text:style-name="P34">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так как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text:soft-page-break/>/admin/config<text:line-break/>/cache<text:line-break/>/config<text:lin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53" text:outline-level="1">Главный конфигурационный файл</text:h>
      <text:p text:style-name="P2">Он находится в файле /config/_core.php и выглядит примерно так (могут быть и другие параметры):</text:p>
      <text:p text:style-name="P2">&lt;?php return array(<text:line-break/><text:tab/>'debug'=&gt;true,<text:line-break/><text:tab/>'adminEmailEmail'=&gt;<text:a xlink:type="simple" xlink:href="mailto:'admin@example.com" text:style-name="Internet_20_link">'admin@example.com</text:a>',<text:line-break/><text:tab/>'adminEmailName'=&gt;'CMS',<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2">Все параметры кроме dbDriver, mysqlHost, mysqlUser, mysqlPassword и mysqlDatabase настраиваются через веб-интерфейс административной части сайта. Смысл этих же полей следующий:<text:line-break/>dbDriver — тип базы данных, может быть «mysql» или «sqlite»;<text:line-break/>mysqlHost, mysqlUser, mysqlPassword, mysqlDatabase — параметры подключения к базе данных MySQL.</text:p>
      <text:p text:style-name="Text_20_body"><text:span text:style-name="T7">Стоит заметить, что параметр </text:span><text:span text:style-name="T39">dbDriver </text:span><text:span text:style-name="T48">указывает только на основную СУБД, что не запрещает использовать в одном проекте обе СУБД.</text:span></text:p>
      <text:h text:style-name="P53" text:outline-level="1">Основные API-функции</text:h>
      <text:p text:style-name="P13"><text:span text:style-name="T7">string </text:span><text:span text:style-name="T8">core::translit</text:span><text:span text:style-name="T7">(string </text:span><text:span text:style-name="T2">string</text:span><text:span text:style-name="T7">)<text:line-break/><text:tab/></text:span><text:span text:style-name="T48">Возвращает транслит строки </text:span><text:span text:style-name="T2">string</text:span><text:span text:style-name="T7">. </text:span><text:span text:style-name="T48">Эта функция работает с учётом мультиязычности.</text:span></text:p>
      <text:p text:style-name="Text_20_body"><text:span text:style-name="T7">string </text:span><text:span text:style-name="T8">core::path</text:span><text:span text:style-name="T7">()<text:line-break/><text:tab/>Возвращает полный путь к корню сайта.</text:span></text:p>
      <text:p text:style-name="P7"><text:span text:style-name="T7">null </text:span><text:span text:style-name="T6">core::import</text:span><text:span text:style-name="T7">(string </text:span><text:span text:style-name="T2">fileName</text:span><text:span text:style-name="T7">)<text:line-break/><text:tab/>Подключает указанный PHP-скрипт </text:span><text:span text:style-name="T2">fileName</text:span><text:span text:style-name="T7">,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7"> преобразуется до полного адреса. Пример:<text:line-break/>core::import('core/email'); <text:s/>//подключит файл /core/email.php.</text:span></text:p>
      <text:p text:style-name="P4"><text:span text:style-name="T13">string </text:span>core::template<text:span text:style-name="T13">(string </text:span><text:span text:style-name="T2">template</text:span><text:span text:style-name="T13">);<text:line-break/><text:tab/>Если </text:span><text:span text:style-name="T2">template</text:span><text:span text:style-name="T13">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text:soft-page-break/>Возвращает имя шаблона с типом шаблона (строка «(pc|pda).template»).</text:p>
      <text:p text:style-name="P4"><text:span text:style-name="T13">boolean </text:span>core:debug<text:span text:style-name="T13">();<text:line-break/><text:tab/>Возвращает true, если сайт работает в отладочном режиме и false в противном случае.</text:span></text:p>
      <text:p text:style-name="P4"><text:span text:style-name="T13">array </text:span><text:span text:style-name="T42">&amp;</text:span>core::config<text:span text:style-name="T13">([string </text:span><text:span text:style-name="T2">name</text:span><text:span text:style-name="T13">]); и array </text:span><text:span text:style-name="T42">&amp;</text:span>core::configAdmin<text:span text:style-name="T13">([string </text:span><text:span text:style-name="T2">name</text:span><text:span text:style-name="T13">]);<text:line-break/><text:tab/>Возвращает массив, содержащий конфигурацию с указанным именем, фактически возвращает массив из файла в директории «/config». Если </text:span><text:span text:style-name="T2">name</text:span><text:span text:style-name="T13"> не указан, то возвращается </text:span><text:span text:style-name="T2">основная конфигурация</text:span><text:span text:style-name="T13"> (_core.php). 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отображения страницы, поэтому последующие загрузки той же конфигурации через эту функцию не приведут к паразитным нагрузкам.</text:p>
      <text:p text:style-name="P2">Обратите внимание, что возвращается ссылка на массив, что позволяет изменять конфигурацию «на лету» (в файл изменения, разумеется, не сбрасываются).</text:p>
      <text:p text:style-name="P4"><text:span text:style-name="T13">object </text:span>core::user<text:span text:style-name="T13">(); и object </text:span>core::userCore<text:span text:style-name="T13">();<text:line-break/><text:tab/>Возвращает экземпляр класса user </text:span><text:span text:style-name="T42">(/core/core.php),</text:span><text:span text:style-name="T13"> который представляет из себя набор данных о текущем пользователе. Этот класс, на самом деле, находится в сессии в переменной $_SESSION['user']. Чтобы получить доступ к модели пользователя, при помощи которой можно проводить какие-либо манипуляции над «пользователем» (например, авторизоваться), следует вызвать:<text:line-break/></text:span><text:span text:style-name="T42">$userModel=core::user()</text:span><text:span text:style-name="T53">-&gt;model</text:span><text:span text:style-name="T42">($id=null);</text:span></text:p>
      <text:p text:style-name="P2">Если пользователь авторизован с правами администратора и вошёл в режим подмены пользователя, то функция <text:span text:style-name="T38">core::user() </text:span>возвращает «пользователя», на которого переключился администратор. Функция core::userCore() используется для тех случаев, когда нужно получить доступ к пользователю игнорируя режим подмены <text:span text:style-name="T38">(</text:span><text:span text:style-name="T47">тоесть «получить» администратора, если таковой имеется).</text:span></text:p>
      <text:p text:style-name="P4"><text:span text:style-name="T13">variant </text:span>core::cache<text:span text:style-name="T13">(</text:span><text:span text:style-name="T2">id</text:span><text:span text:style-name="T13">,</text:span><text:span text:style-name="T2">callback</text:span><text:span text:style-name="T13">,[</text:span><text:span text:style-name="T2">timeout</text:span><text:span text:style-name="T13">]);<text:line-break/><text:tab/>Функция кеширует любые произвольные данные. Она вызывает указанную </text:span><text:span text:style-name="T42">callback-</text:span><text:span text:style-name="T13">функцию для обновления кеша, если в этом есть необходимость. Поля: id — произвольный идентификатор кешируемых данных;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span></text:p>
      <text:p text:style-name="P2">integer <text:span text:style-name="T12">core::userId</text:span>();<text:line-break/><text:tab/>Возвращает идентификатор текущего пользователя и <text:span text:style-name="T38">“0”, </text:span><text:span text:style-name="T47">если пользователь не авторизован.</text:span></text:p>
      <text:p text:style-name="P2">string <text:span text:style-name="T12">core::url</text:span>();<text:line-break/><text:tab/>Возвращает относительный URL до корня сайта, обычно это «/».</text:p>
      <text:p text:style-name="P2">object <text:span text:style-name="T12">core::sqlite</text:span>([newQuery]);<text:line-break/><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mysql</text:span>([<text:span text:style-name="T3">newQuery</text:span>]);<text:line-break/><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db</text:span>([<text:span text:style-name="T3">newQuery</text:span>]);<text:line-break/><text:tab/>Возвращает экземпляр класса mysql или sqlite, в зависимости от того, какая база данных используется в качестве основной (параметр dbDriver в файле /config/_core.php).</text:p>
      <text:p text:style-name="P2"><text:soft-page-break/>integer <text:span text:style-name="T12">core::userGroup</text:span>();<text:line-break/><text:tab/>Возвращает группу, к которой относится текущий пользователь.</text:p>
      <text:p text:style-name="P2">string <text:span text:style-name="T12">core::link</text:span>(link);<text:line-break/><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text:tab/>Для административной части роль этой функции иная — она добавляет атрибуты, необходимые для корректной работы и сохранение контекста выполняемой задачи.</text:p>
      <text:p text:style-name="P2">object <text:span text:style-name="T12">core::form</text:span>([<text:span text:style-name="T3">namespace</text:span>]);<text:line-break/><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12">core::model</text:span>([<text:span text:style-name="T3">namespace</text:span>],[<text:span text:style-name="T3">dbDriver</text:span>]);<text:line-break/><text:tab/>Возвращает экземпляр класса model (/core/formModel.php), представляющего из себя универсальную модель таблицы базы данных<text:span text:style-name="T38">.</text:span> Эта модель позволяет выполнять валидацию и сохранение данных в базе данных. Namespace — это имя таблицы базы данных (не требуется, если выполнять <text:span text:style-name="T38">sql-</text:span><text:span text:style-name="T47">запросы</text:span>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12">core::redirect</text:span>(url,[<text:span text:style-name="T3">message</text:span>]);<text:line-break/><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12">core::error404</text:span>();<text:line-break/><text:tab/>Генерирует 404-ю ошибку. После вызова этой функции дальнейшее выполнение скрипта прерывается.</text:p>
      <text:p text:style-name="P2">null <text:span text:style-name="T12">core::widget</text:span>(<text:span text:style-name="T3">name</text:span>,[<text:span text:style-name="T3">options</text:span>],<text:span text:style-name="T3">cacheTime</text:span>,<text:span text:style-name="T3">title</text:span>,<text:span text:style-name="T3">link</text:span>);<text:line-break/><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text:span text:style-name="T47">виджета</text:span>; cacheTime — время в минутах актуальности кеша, если не указано или ноль, то виджет не кешируется; title — отображаемый в браузер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 (подробнее в разделе про ЧПУ руководства пользователя), этот параметр используется крайне редко.</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12">core::section</text:span>(<text:span text:style-name="T3">name</text:span>);<text:line-break/><text:tab/>Запускает рендер секции с именем name. Эта функция используется исключительно при обработке шаблонов.</text:p>
      <text:p text:style-name="P2">string <text:span text:style-name="T12">core::script</text:span>(<text:span text:style-name="T3">script</text:span>); и string <text:span text:style-name="T12">core::scriptAdmin</text:span>(<text:span text:style-name="T3">script</text:span>);<text:line-break/><text:soft-page-break/><text:tab/>Возвращает html-тег &lt;script...&gt;&lt;/script&gt;, параметр <text:span text:style-name="T3">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Функция core::scriptAdmin() подключает скрипт, относящийся к административной части сайта (директорий /admin/script).</text:p>
      <text:p text:style-name="P2">boolean <text:span text:style-name="T12">core::hook</text:span>(<text:span text:style-name="T3">name</text:span>,[<text:span text:style-name="T3">data...</text:span>]);<text:line-break/><text:tab/>Запускает обработку события (генерирует событие) с именем name. Кроме параметра name функция принимает и другие, их количество и тип индивидуальны для каждого конкретного события. В админке можно встретить такой вызов:</text:p>
      <text:p text:style-name="P3"><text:span text:style-name="T38">core::hook('modify','article/view/xxx')</text:span><text:span text:style-name="T47">;</text:span></text:p>
      <text:p text:style-name="P2"><text:span text:style-name="T47">Этот вызов сообщает о том, что страница с </text:span><text:span text:style-name="T38">URL “article/view/xxx” </text:span><text:span text:style-name="T47">была изменена (требуется обновить </text:span><text:span text:style-name="T38">HTTP-</text:span><text:span text:style-name="T47">заголовок «</text:span><text:span text:style-name="T38">Last modified</text:span><text:span text:style-name="T47">»).</text:span></text:p>
      <text:p text:style-name="P17">string <text:span text:style-name="T12">core::language</text:span>(string <text:span text:style-name="T3">name</text:span>);<text:line-break/><text:tab/><text:span text:style-name="T47">Подключает файл локализации с именем </text:span><text:span text:style-name="T3">name</text:span><text:span text:style-name="T52">.</text:span></text:p>
      <text:p text:style-name="P17">array <text:span text:style-name="T12">core::userRight</text:span>();<text:line-break/><text:tab/><text:span text:style-name="T47">Возвращает массив, содержащий набор прав для текущего пользователя. Функция доступна только в административной части сайта.</text:span></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soft-page-break/><text:tab/>public function actionBlog() {<text:line-break/><text:tab/><text:tab/>…<text:line-break/><text:tab/><text:tab/>$this-&gt;pageTitle=$this-&gt;metaTitle='some text';<text:lin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обработка запроса в конструкторе контроллера;<text:line-break/>- обработка данных POST в <text:span text:style-name="T1">submit-действии</text:span><text:span text:style-name="T7"> (если есть данные в </text:span><text:span text:style-name="T39">$_</text:span><text:span text:style-name="T7">POST);</text:span><text:line-break/>- подготовка в процедуре <text:span text:style-name="T1">дейстия</text:span><text:span text:style-name="T7">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7"> — процедуру, осуществляющую обработку запроса. Имя действия берётся из второй части ЧПУ-ссылки (для приведённой выше ссылки — это «blog») с добавление</text:span><text:span text:style-name="T48">м</text:span><text:span text:style-name="T7"> слова «action»: actionBlog. Если второй части ЧПУ-ссылки нет (например для такого </text:span><text:span text:style-name="T39">URL: http://example.com/my_controller)</text:span><text:span text:style-name="T7">,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7"> или объект, его реализующий.</text:span></text:p>
      <text:p text:style-name="P2">controller::$pageTitle — отображаемый на сайте заголовок, если не задан, то заголовок не выводится.</text:p>
      <text:p text:style-name="P2"><text:soft-page-break/>controller::$metaTitle — содержимое тега &lt;title&gt;&lt;/title&gt;.</text:p>
      <text:p text:style-name="P2">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text:p>
      <text:p text:style-name="P18">$this-&gt;script('jquery.min');</text:p>
      <text:p text:style-name="P3">(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7">В конце работы </text:span><text:span text:style-name="T1">действие</text:span><text:span text:style-name="T7"> должно вернуть строку, содержащую </text:span><text:span text:style-name="T2">имя действия</text:span><text:span text:style-name="T7">,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7"> контроллера может вернуть объект, который будет расценен как </text:span><text:span text:style-name="T1">представление</text:span><text:span text:style-name="T7"> и движок вызовет процедуру render() этого объекта для генерации HTML-кода страницы.</text:span></text:p>
      <text:p text:style-name="Text_20_body"><text:span text:style-name="T7">Для генерации хлебных крошек необходимо использовать процедуру с именем </text:span><text:span text:style-name="T1">breadcrumbИмяДействия</text:span><text:span text:style-name="T7">.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7"> всегда выполняется раньше. Это позволяет в этой процедуре использовать данные, которые были подготовлены в </text:span><text:span text:style-name="T1">действии</text:span><text:span text:style-name="T7">.</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7">Данный код сформирует примерно такую строку:<text:line-break/></text:span><text:span text:style-name="T9">Главная</text:span><text:span text:style-name="T7"> » </text:span><text:span text:style-name="T9">Статьи</text:span><text:span text:style-name="T7"> » Новости</text:span></text:p>
      <text:p text:style-name="P2">Тут «новости» — это название страницы (controller::$pageTitle) и «главная» добавляются автоматически. Таким образом в самой процедуре нужно добавить только недостающие промежуточны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 есть чтобы была вызвана процедура actionBlogSubmit() контроллера article, нужно чтобы данные в POST имели вид:</text:p>
      <text:p text:style-name="P2"><text:soft-page-break/>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text:span text:style-name="T47">к нему относятся</text:span>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8">Submit-действие<text:span text:style-name="T7"> получает один параметр — это блок данных ($_POST['controllerName']). В этом блоке данных также присутствуют все загруженные файлы (информация из $_FILES).</text:span></text:p>
      <text:p text:style-name="P8"><text:span text:style-name="T7">Предполагается, что после обработки данных и в случае успешно выполненной операции, </text:span>submit-действие<text:span text:style-name="T7">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8"><text:span text:style-name="T7">Если после submit-действия не был выполнен редирект, то движок запустит обычное </text:span>действие<text:span text:style-name="T7">,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7">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7">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text:span text:style-name="T47">Базовый д</text:span>вижок предлагает только два варианта такого представления — это модель, генерирующая HTML-форму и <text:span text:style-name="T47">модель, генерирующая </text:span><text:span text:style-name="T38">HTML-</text:span><text:span text:style-name="T47">таблицу (только для админки)</text:span>,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3">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text:span text:style-name="T47">часто удобно использовать </text:span>класс, реализующий некое подобие ActiveRecord (хотя таковым он не является). Это универсальная модель, она работает так: в контроллере задаётся описание полей какой-либо таблицы базы данных, в модель передаются данные от HTML-формы, затем запускается механизм валидации и сохранения данных в базе данных.</text:p>
      <text:p text:style-name="P2"><text:soft-page-break/>Организация полноценной ActiveRecord возможна — для этого нужно создать класс, унаследованный от <text:s/>универсальной модели (класс <text:span text:style-name="T3">model</text:span>) и использовать специально заложенные для этого механизмы (описано далее).</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3">имя_события</text:span>,[<text:span text:style-name="T3">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Далее из этого массива выбирается список обработчиков <text:span text:style-name="T6">и последовательно подключает файлы с соответствующим именем, находящиеся в директории /hook. Каждый из этих скриптов должен возвратить булевое значение: </text:span><text:span text:style-name="T8">true</text:span><text:span text:style-name="T6"> свидетельствует об успехе и движок вызывает следующий обработчик. Если возвращаемое значение — </text:span><text:span text:style-name="T8">false</text:span><text:span text:style-name="T6">, то следующий обработчик вызван не будет, а процедура core::hook() вернёт значение </text:span><text:span text:style-name="T8">false</text:span><text:span text:style-name="T6">. Это значение используется, например, при удалении пункта меню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8">false</text:span><text:span text:style-name="T6"> и пункт меню удалён не будет.</text:span></text:p>
      <text:p text:style-name="P6">В общедоступной части базового <text:span text:style-name="T38">сайта</text:span> используются только три события:</text:p>
      <text:list xml:id="list8794003265610654865" text:style-name="L2">
        <text:list-item>
          <text:p text:style-name="P35">beforeRender — генерируется перед началом вывода HTML-кода;</text:p>
        </text:list-item>
        <text:list-item>
          <text:p text:style-name="P35">search — генерируется при выполнении поиска;</text:p>
        </text:list-item>
        <text:list-item>
          <text:p text:style-name="P40">userCreate – <text:span text:style-name="T47">генерируется при регистрации пользователя.</text:span></text:p>
        </text:list-item>
      </text:list>
      <text:p text:style-name="Text_20_body"><text:span text:style-name="T6">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3">search</text:span><text:span text:style-name="T6">. Процедура «search» получает один параметр — фраза, по который выполняется поиск. Эта процедура всегда должна возвращать </text:span><text:span text:style-name="T8">true</text:span><text:span text:style-name="T7">. В самой процедуре результаты должны выводиться оператором echo, а каждый из элементов должен быть «обёрнут» в тег &lt;li&gt;. Пример реализации можно увидеть, например, в файле /hook/article.php.</text:span></text:p>
      <text:p text:style-name="P6">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6">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6">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6">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text:soft-page-break/>соответствует полю «name» таблицы «widget».</text:p>
      <text:p text:style-name="P6">Типичный вид виджета таков:</text:p>
      <text:p text:style-name="Text_20_body"><text:span text:style-name="T6">&lt;?php </text:span><text:span text:style-name="T8">class</text:span><text:span text:style-name="T6"> widgetBlog </text:span><text:span text:style-name="T8">extends</text:span><text:span text:style-name="T7"> </text:span><text:span text:style-name="T6">widget {</text:span></text:p>
      <text:p text:style-name="Text_20_body"><text:span text:style-name="T6"><text:s text:c="2"/></text:span><text:span text:style-name="T7">function </text:span><text:span text:style-name="T6">__construct(</text:span><text:span text:style-name="T56">$data</text:span><text:span text:style-name="T6">,</text:span><text:span text:style-name="T54">$link</text:span><text:span text:style-name="T6">) {<text:line-break/> <text:s text:c="3"/></text:span><text:span text:style-name="T56">$this</text:span><text:span text:style-name="T6">-&gt;options=</text:span><text:span text:style-name="T56">$data</text:span><text:span text:style-name="T6">;<text:line-break/> <text:s text:c="3"/></text:span><text:span text:style-name="T56">$this</text:span><text:span text:style-name="T6">-&gt;link=</text:span><text:span text:style-name="T56">$link</text:span><text:span text:style-name="T6">;<text:line-break/> <text:s/>}</text:span></text:p>
      <text:p text:style-name="P6"><text:s text:c="2"/><text:span text:style-name="T12">public function</text:span> __<text:span text:style-name="T38">invoke</text:span>() {<text:line-break/> <text:s text:c="3"/>...<text:line-break/> <text:s text:c="3"/><text:span text:style-name="T12">return</text:span> true;<text:line-break/> <text:s/>}</text:p>
      <text:p text:style-name="P6"><text:s text:c="2"/><text:span text:style-name="T12">public function</text:span><text:span text:style-name="T13"> </text:span>render() {}</text:p>
      <text:p text:style-name="P6"><text:s text:c="2"/><text:span text:style-name="T12">public function</text:span><text:span text:style-name="T13"> </text:span>title(<text:span text:style-name="T55">$title</text:span>) {}</text:p>
      <text:p text:style-name="P6">} ?&gt;</text:p>
      <text:p text:style-name="P6">Имя класса, реализующего виджет, должно состоять из слова «widget», после которого следует имя виджета. Класс должен быть унаследован от «widget».</text:p>
      <text:p text:style-name="P6">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6">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6">Метод </text:span><text:span text:style-name="T3">__</text:span><text:span text:style-name="T43">invoke</text:span><text:span text:style-name="T6">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43">__invoke</text:span><text:span text:style-name="T6"> вернёт </text:span><text:span text:style-name="T8">null</text:span><text:span text:style-name="T7"> или </text:span><text:span text:style-name="T8">false</text:span><text:span text:style-name="T7">, то движок прекратит обработку виджета и не будет генерировать никакого HTML-кода.</text:span></text:p>
      <text:p text:style-name="P10"><text:span text:style-name="T7">Внимание!</text:span><text:span text:style-name="T10"> Null и false также означает, что на экране не появятся и кнопки административного интерфейса.</text:span></text:p>
      <text:p text:style-name="P10"><text:span text:style-name="T10">Если метод </text:span><text:span text:style-name="T5">__</text:span><text:span text:style-name="T44">invoke</text:span><text:span text:style-name="T10"> вернёт </text:span><text:span text:style-name="T11">true</text:span><text:span text:style-name="T10">, то будет вызван метод </text:span><text:span text:style-name="T5">render()</text:span><text:span text:style-name="T10">, который должен вывести HTML код представления. Не рекомендуется выводить что-либо в самом методе </text:span><text:span text:style-name="T44">__invoke</text:span><text:span text:style-name="T5">()</text:span><text:span text:style-name="T10">.</text:span></text:p>
      <text:p text:style-name="P10"><text:span text:style-name="T10">Метод </text:span><text:span text:style-name="T44">__invoke</text:span><text:span text:style-name="T5">()</text:span><text:span text:style-name="T10">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44">__invoke</text:span><text:span text:style-name="T5">()</text:span><text:span text:style-name="T10">. Таким образом виджет может иметь своё </text:span><text:span text:style-name="T4">представление</text:span><text:span text:style-name="T10">. В нём доступ к каким-либо данным, также как в MVC основного контента, возможен через переменную $this.</text:span></text:p>
      <text:p text:style-name="P10"><text:span text:style-name="T10">Последний вариант — если метод вернёт объект. Тогда движок воспримет этот объект как </text:span><text:span text:style-name="T4">представление</text:span><text:span text:style-name="T10"> и вызовет метод </text:span><text:span text:style-name="T5">render()</text:span><text:span text:style-name="T10"> этого объекта.</text:span></text:p>
      <text:p text:style-name="P10"><text:span text:style-name="T10">Процедура </text:span><text:span text:style-name="T5">title()</text:span><text:span text:style-name="T10">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5">&lt;p class="title"&gt;ТЕКСТ_ЗАГОЛОВКА&lt;/p&gt;</text:p>
      <text:p text:style-name="P10"><text:soft-page-break/><text:span text:style-name="T10">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5">title()</text:span><text:span text:style-name="T10">.</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span text:style-name="T38">&amp;_lang=ru</text:span></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 Параметр _<text:span text:style-name="T38">lang </text:span><text:span text:style-name="T47">указывает на редактируемый язык.</text:span></text:p>
      <text:p text:style-name="P19">Редактирвание мультиязычных элементов сайта соответствует принципу «что вижу, то и редактирую». Тоесть в админке редактируется тот язык, который «включён» на общедоступной части сайта.</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и с <text:span text:style-name="T38">CSS</text:span><text:span text:style-name="T47">-классами блоков</text:span>,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17">/index2.php?<text:soft-page-break/>controller=ИМЯ_КОНТРОЛЛЕРА&amp;action=ИМЯ_ДЕЙСТВИЯ&amp;ДРУГИЕ_ПАРАМЕТРЫ&amp;_front&amp;_lang=<text:span text:style-name="T47">ПСЕВДОНИМ_ЯЗЫКА</text:span>.</text:p>
      <text:p text:style-name="P8">Действие<text:span text:style-name="T7">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text:span><text:span text:style-name="T48">Для мультиязычных элементов нужно использовать константу _</text:span><text:span text:style-name="T39">LANG.</text:span><text:span text:style-name="T7">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8"><text:span text:style-name="T7">После внесения изменений в эту форму и нажатия кнопки submit, запускается </text:span>submit-действие<text:span text:style-name="T7"> (специальный метод контроллера), в котором создаётся экземпляр класса </text:span><text:span text:style-name="T13">model</text:span><text:span text:style-name="T7">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13">save()</text:span><text:span text:style-name="T7">, который сохраняет запись в базе данных, выполняя SQL-запрос INSERT или UPDATE.</text:span></text:p>
      <text:p text:style-name="P8"><text:span text:style-name="T7">Если валидация данных была не успешной, то выполнение процедуры прерывается (модель </text:span><text:span text:style-name="T13">model</text:span><text:span text:style-name="T7">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7"> выполняется редирект и выводится сообщение об успешно выполненной операции.</text:span></text:p>
      <text:p text:style-name="P8"><text:span text:style-name="T7">Намного реже вместо динамически создаваемых моделей (</text:span><text:span text:style-name="T13">form</text:span><text:span text:style-name="T7"> и </text:span><text:span text:style-name="T13">model</text:span><text:span text:style-name="T7">)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span text:style-name="T58">и</text:span></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text:span text:style-name="T38">«userRight»,</text:span> которая имеет следующие поля:</text:p>
      <text:list xml:id="list4421678685691373164" text:style-name="L3">
        <text:list-item>
          <text:p text:style-name="P49">module — системное название модуля;</text:p>
        </text:list-item>
        <text:list-item>
          <text:p text:style-name="P49">description — текстовое описание «права»;</text:p>
        </text:list-item>
        <text:list-item>
          <text:p text:style-name="P49">group<text:span text:style-name="T38">Id</text:span> — группы пользователей (через запятую);</text:p>
        </text:list-item>
        <text:list-item>
          <text:p text:style-name="P49">picture — имя файла (без расширения png) — пиктограмма, используемая для обозначения «кнопки», открывающей диалоговое окно.</text:p>
        </text:list-item>
      </text:list>
      <text:p text:style-name="Text_20_body">Поле <text:span text:style-name="T38">«groupId»</text:span>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text:span text:style-name="T38">«userRight»</text:span>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text:soft-page-break/>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text:span text:style-name="T38">«userRight»</text:span>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всплывающего диалогового окна определяется 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 а также содержат функцию, возвращающую структуру таблицы, преобразованную в ассоциативный массив.</text:p>
      <text:h text:style-name="Heading_20_2" text:outline-level="2">Элементы управления админкой</text:h>
      <text:p text:style-name="Text_20_body">В контроллере общедоступной части сайта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7">,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text:soft-page-break/>2 =&gt; текст, всплывающая подсказка, появляющаяся при наведении курсора мыши.</text:p>
      <text:p text:style-name="P2">3 =&gt; текст для атрибутов ALT и <text:span text:style-name="T38">TITLE</text:span> тега &lt;img&gt;.<text:line-break/>4 =<text:span text:style-name="T38">&gt; </text:span><text:span text:style-name="T47">произвольный </text:span><text:span text:style-name="T38">JavaScript, </text:span><text:span text:style-name="T47">для события </text:span><text:span text:style-name="T38">onclick </text:span><text:span text:style-name="T47">тега </text:span><text:span text:style-name="T38">&lt;a&gt;. </text:span><text:span text:style-name="T47">В этом поле, например, может быть запрос подтверждения для удаления элемента сайта.</text:span></text:p>
      <text:p text:style-name="P2">Обязательными являются только первые 2 параметра.</text:p>
      <text:p text:style-name="Text_20_body"><text:span text:style-name="T7">Важно помнить, что эти две процедуры всегда вызываются после того, как будет вызвано </text:span><text:span text:style-name="T1">действие</text:span><text:span text:style-name="T7">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7">Данные для этой процедуры «поставляются» из </text:span><text:span text:style-name="T1">представления</text:span><text:span text:style-name="T7">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7">Смысл этих процедур точно такой же, как и в случае контроллера. Из </text:span><text:span text:style-name="T1">представления</text:span><text:span text:style-name="T7"> виджета данные передаются точно таким же образом:</text:span></text:p>
      <text:p text:style-name="P2">$this-&gt;admin($item);</text:p>
      <text:h text:style-name="Heading_20_2" text:outline-level="2">Виджеты</text:h>
      <text:h text:style-name="Heading_20_3" text:outline-level="3">Кнопки административного интерфейса <text:span text:style-name="T38">(</text:span><text:span text:style-name="T47">фронтенд)</text:span></text:h>
      <text:p text:style-name="Standard">В общедоступной части сайта, в скриптах, реализующих виджеты (/widget), предусмотрены два метода:</text:p>
      <text:p text:style-name="Standard">public adminLink() { return array(...); }</text:p>
      <text:p text:style-name="Standard">public adminLink2($data) { return array(...); }</text:p>
      <text:p text:style-name="Standard">Оба этих метода возвращают массивы, каждый из которых описывает одну кнопку административного <text:soft-page-break/>интерфейса. Работают они также, как и в случае с основным контентом, об этом было сказано ранее в разделе «Элементы управления админкой».</text:p>
      <text:p text:style-name="Standard">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Бакэнд</text:h>
      <text:p text:style-name="Text_20_body"><text:span text:style-name="T16">В базе данных есть таблица </text:span><text:span text:style-name="T17">widgetType</text:span><text:span text:style-name="T20">, </text:span><text:span text:style-name="T25">которая содержит описание всех типов виджетов. Её поля таковы:</text:span></text:p>
      <text:list xml:id="list7866579405854278826" text:style-name="L4">
        <text:list-item>
          <text:p text:style-name="P42"><text:span text:style-name="T16">name</text:span><text:span text:style-name="T31"> – </text:span><text:span text:style-name="T25">системное имя виджета, также в различных местах определяет имена файлов, название классов и процедур;</text:span></text:p>
        </text:list-item>
        <text:list-item>
          <text:p text:style-name="P42"><text:span text:style-name="T16">title</text:span><text:span text:style-name="T31"> – </text:span><text:span text:style-name="T25">текстовое описание виджета, отображаемое при создании нового виджета (в админке);</text:span></text:p>
        </text:list-item>
        <text:list-item>
          <text:p text:style-name="P42"><text:span text:style-name="T16">controller</text:span><text:span text:style-name="T31"> – </text:span><text:span text:style-name="T25">имя контроллера (бакэнд), который обрабатывает запросы административного интерфейса (при нажатии на одну из кнопок);</text:span></text:p>
        </text:list-item>
        <text:list-item>
          <text:p text:style-name="P42"><text:span text:style-name="T16">action</text:span><text:span text:style-name="T31"> – </text:span><text:span text:style-name="T25">имя </text:span><text:span text:style-name="T28">действия</text:span><text:span text:style-name="T26"> контроллера, которое обрабатывает запросы создания нового виджета и изменения существующего.</text:span></text:p>
        </text:list-item>
      </text:list>
      <text:p text:style-name="P11">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14"><text:span text:style-name="T26">Запросы админки обрабатывает контроллер, указанный в поле «</text:span><text:span text:style-name="T35">controller</text:span><text:span text:style-name="T29">»</text:span><text:span text:style-name="T32"> </text:span><text:span text:style-name="T26">таблицы «</text:span><text:span text:style-name="T32">widgetType</text:span><text:span text:style-name="T26">».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14"><text:span text:style-name="T26">public function actionWidget</text:span><text:span text:style-name="T33">NAME</text:span><text:span text:style-name="T26">($data=null) {<text:line-break/><text:tab/>if(!$data) $data=array(...</text:span><text:span text:style-name="T32">)</text:span><text:span text:style-name="T26">;<text:line-break/><text:tab/>...<text:line-break/>}</text:span></text:p>
      <text:p text:style-name="P13"><text:span text:style-name="T26">public function </text:span><text:span text:style-name="T32">actionWidget</text:span><text:span text:style-name="T33">NAME</text:span><text:span text:style-name="T32">Submit(</text:span><text:span text:style-name="T26">$data) {<text:line-break/><text:tab/>...<text:line-break/><text:tab/>return $data;<text:line-break/>}</text:span></text:p>
      <text:p text:style-name="P13"><text:span text:style-name="T26">Тут </text:span><text:span text:style-name="T33">NAME</text:span><text:span text:style-name="T32"> – </text:span><text:span text:style-name="T26">это имя виджета.</text:span></text:p>
      <text:p text:style-name="P19"><text:span text:style-name="T32">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21">null</text:span><text:span text:style-name="T32">.</text:span></text:p>
      <text:p text:style-name="P19"><text:span text:style-name="T32">Ст</text:span><text:span text:style-name="T33">о</text:span><text:span text:style-name="T32">ит обратить внимание на то, что данный метод является </text:span><text:span text:style-name="T36">действием</text:span><text:span text:style-name="T32"> контроллера, поэтому он может возвращать </text:span><text:span text:style-name="T18">MVC </text:span><text:span text:style-name="T36">п</text:span><text:span text:style-name="T18">редставление</text:span><text:span text:style-name="T22"> </text:span><text:span text:style-name="T32">также, как и любое другое </text:span><text:span text:style-name="T36">действие</text:span><text:span text:style-name="T32">, кроме того также </text:span><text:soft-page-break/><text:span text:style-name="T32">можно устанавливать подсказки, использую </text:span><text:span text:style-name="T22">$this-&gt;cite, </text:span><text:span text:style-name="T32">а вот заголовок страницы и метатеги не имеют никакого смысла.</text:span></text:p>
      <text:p text:style-name="P19"><text:span text:style-name="T32">Второй метод — это </text:span><text:span text:style-name="T18">submit-</text:span><text:span text:style-name="T36">действие</text:span><text:span text:style-name="T32">, ему передаются данные формы (из </text:span><text:span text:style-name="T22">$_POST). </text:span><text:span text:style-name="T32">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22">$this-&gt;error. </text:span><text:span text:style-name="T32">При этом настройки виджета не будут сохранены, а метод </text:span><text:span text:style-name="T36">действия</text:span><text:span text:style-name="T32"> будет вызван повторно, возвращаемое </text:span><text:span text:style-name="T18">submit-</text:span><text:span text:style-name="T36">действием</text:span><text:span text:style-name="T32"> значение игнорируется.</text:span></text:p>
      <text:p text:style-name="P19"><text:span text:style-name="T32">Довольно часто в </text:span><text:span text:style-name="T18">submit-</text:span><text:span text:style-name="T36">действии</text:span><text:span text:style-name="T32"> виджета можно сразу же вернуть полученный атрибут </text:span><text:span text:style-name="T22">$data, </text:span><text:span text:style-name="T32">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26">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18">submit-</text:span><text:span text:style-name="T30">действием</text:span><text:span text:style-name="T26"> значение должно быть массивом и содержать элемент «</text:span><text:span text:style-name="T22">cacheTime</text:span><text:span text:style-name="T26">», в котором указывается время актуальности кеша (в минутах). Ст</text:span><text:span text:style-name="T27">о</text:span><text:span text:style-name="T26">ит заметить, что кеширование не работает, если сайт работает в отладочном режиме.</text:span></text:p>
      <text:p text:style-name="P11">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19"><text:span text:style-name="T32">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22">controller::right().</text:span></text:p>
      <text:p text:style-name="Text_20_body"><text:span text:style-name="T26">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22">widgetDelete</text:span><text:span text:style-name="T26">». Внутри этого обработчика нужно проверить, что удаляется именно виджет «</text:span><text:span text:style-name="T22">html</text:span><text:span text:style-name="T26">»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12">В административной части сайта устройство меню довольно схоже с устройством виджетов.</text:p>
      <text:p text:style-name="Text_20_body"><text:span text:style-name="T32">В базе данных есть таблица «</text:span><text:span text:style-name="T22">menuType</text:span><text:span text:style-name="T26">», в которой хранится описание всех типов меню. Поля этой таблицы таковы:</text:span></text:p>
      <text:list xml:id="list2293934493335808344" text:style-name="L5">
        <text:list-item>
          <text:p text:style-name="P43"><text:span text:style-name="T35">title</text:span><text:span text:style-name="T32"> – </text:span><text:span text:style-name="T26">название типа меню;</text:span></text:p>
        </text:list-item>
        <text:list-item>
          <text:p text:style-name="P43"><text:span text:style-name="T35">controller</text:span><text:span text:style-name="T32"> – </text:span><text:span text:style-name="T26">имя контроллера, который обрабатывает запросы на создание и изменение пункта меню;</text:span></text:p>
        </text:list-item>
        <text:list-item>
          <text:p text:style-name="P43"><text:span text:style-name="T35">action</text:span><text:span text:style-name="T32"> – </text:span><text:span text:style-name="T26">имя действия, которое обрабатывает запросы на создание и изменение пункта меню.</text:span></text:p>
        </text:list-item>
      </text:list>
      <text:p text:style-name="P11">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text:soft-page-break/>могут вноситься какие-либо данные в базу данных или создаваться какие-либо файлы).</text:p>
      <text:p text:style-name="P20"><text:span text:style-name="T32">В контроллере, указанном в поле </text:span><text:span text:style-name="T22">«controller» </text:span><text:span text:style-name="T32">таблицы «</text:span><text:span text:style-name="T22">menuType</text:span><text:span text:style-name="T32">» должны быть предусмотрено два метода для каждого типа меню:</text:span></text:p>
      <text:p text:style-name="P20"><text:span text:style-name="T32">public function actionMenu</text:span><text:span text:style-name="T21">NAME</text:span><text:span text:style-name="T32">() {<text:line-break/> <text:s/></text:span><text:span text:style-name="T22">if($_GET['link']) $link=$_GET['link']; else $link='';</text:span><text:span text:style-name="T32"><text:line-break/> <text:s/>...<text:line-break/> <text:s/></text:span><text:span text:style-name="T22">$f=core::form();<text:line-break/> <text:s/>$f-&gt;submit('</text:span><text:span text:style-name="T32">Продолжить</text:span><text:span text:style-name="T22">','submit);<text:line-break/> <text:s/>return $f</text:span><text:span text:style-name="T32"><text:line-break/>}</text:span></text:p>
      <text:p text:style-name="P20"><text:span text:style-name="T32">public function </text:span><text:span text:style-name="T22">actionMenu</text:span><text:span text:style-name="T21">NAME</text:span><text:span text:style-name="T22">Submit</text:span><text:span text:style-name="T32">($data) {<text:line-break/> <text:s/>...<text:line-break/> <text:s/>return </text:span><text:span text:style-name="T22">$link</text:span><text:span text:style-name="T32">;<text:line-break/>}</text:span></text:p>
      <text:p text:style-name="Text_20_body"><text:span text:style-name="T32">Тут </text:span><text:span text:style-name="T21">NAME</text:span><text:span text:style-name="T22"> —</text:span><text:span text:style-name="T26"> это название типа виджета.</text:span></text:p>
      <text:p text:style-name="Text_20_body"><text:span text:style-name="T26">Первый метод должен сформировать </text:span><text:span text:style-name="T22">HTML-</text:span><text:span text:style-name="T26">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22">$_GET['link'].</text:span></text:p>
      <text:p text:style-name="P19"><text:span text:style-name="T32">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22">submit</text:span><text:span text:style-name="T32">» - это нужно для того, чтобы в </text:span><text:span text:style-name="T22">$_POST </text:span><text:span text:style-name="T32">был хотя бы один параметр, иначе метод </text:span><text:span text:style-name="T22">actionMenu</text:span><text:span text:style-name="T21">Name</text:span><text:span text:style-name="T22">Submit() </text:span><text:span text:style-name="T32">вызван не будет.</text:span></text:p>
      <text:p text:style-name="P19"><text:span text:style-name="T32">Эта процедура является </text:span><text:span text:style-name="T36">действием</text:span><text:span text:style-name="T32"> контроллера, поэтому она может возвращать </text:span><text:span text:style-name="T18">MVC </text:span><text:span text:style-name="T36">представление</text:span><text:span text:style-name="T32"> также, как это делается для основного контента (описано в разделе про </text:span><text:span text:style-name="T22">MVC). </text:span><text:span text:style-name="T32">Кроме того можно устновить текст подсказки через </text:span><text:span text:style-name="T22">$this-&gt;cite, </text:span><text:span text:style-name="T32">а вот метатеги и заголовок страницы не используется.</text:span></text:p>
      <text:p text:style-name="P19"><text:span text:style-name="T32">Второй метод является </text:span><text:span text:style-name="T18">submit-</text:span><text:span text:style-name="T36">действием</text:span><text:span text:style-name="T32">. Он получает данные </text:span><text:span text:style-name="T22">HTML-</text:span><text:span text:style-name="T32">формы из первой процедуры и должен вернуть строку, содержащую ссылку на страницу, например «</text:span><text:span text:style-name="T22">article/blog/news</text:span><text:span text:style-name="T32">».</text:span></text:p>
      <text:p text:style-name="P19"><text:span text:style-name="T32">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22">menuItemDelete</text:span><text:span text:style-name="T32">». Обработчику передаётся один параметр — удаляемая ссылка.</text:span></text:p>
      <text:p text:style-name="P21"><text:span text:style-name="T32">Важно!</text:span><text:span text:style-name="T34">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21"><text:span text:style-name="T34">if($db-&gt;fetchValue('SELECT </text:span><text:span text:style-name="T23">COUNT</text:span><text:span text:style-name="T34">(id) FROM menuItem WHERE link='.$db-&gt;escape($link))!='1') return true;</text:span></text:p>
      <text:p text:style-name="P11">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14">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text:soft-page-break/>ссылки. Ссылки в эту функцию должны передаваться в таком виде:</text:p>
      <text:p text:style-name="P2">?ПАРАМЕТРЫ&amp;ПАРАМЕТРЫ...</text:p>
      <text:p text:style-name="P2">То есть без указания директория /admin и без index2.php. Параметры _front и <text:span text:style-name="T38">_lang также</text:span> добавляется автоматически. Пример:</text:p>
      <text:p text:style-name="P2">$link=core::link('?controller=artice&amp;action=category&amp;id='.$this-&gt;categoryId);</text:p>
      <text:p text:style-name="P2"><text:span text:style-name="T14">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12">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14">3.</text:span> Контроллер имеет дополнительный атрибут <text:span text:style-name="T3">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22"><text:span text:style-name="T15">4.</text:span><text:span text:style-name="T24"> Движок автоматически формирует HTTP-</text:span><text:span text:style-name="T37">заголовок </text:span><text:span text:style-name="T24">LastModified, </text:span><text:span text:style-name="T37">но для его работы необходимо, чтобы модули генерировали событие </text:span><text:span text:style-name="T24">«modify» </text:span><text:span text:style-name="T37">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54" text:outline-level="1">Шаблоны, информация для верстальщика</text:h>
      <text:p text:style-name="P11">Информация в этом разделе может быть полезна не только программисту, но и верстальщику.</text:p>
      <text:p text:style-name="Text_20_body"><text:span text:style-name="T26">Шаблоны хранятся в директории /</text:span><text:span text:style-name="T22">template </text:span><text:span text:style-name="T26">и представляют из себя </text:span><text:span text:style-name="T22">HTML-</text:span><text:span text:style-name="T26">документы, содержащие специальные теги для вставки контента. Имена файлов формируются по следующему принципу:</text:span></text:p>
      <text:p text:style-name="P13"><text:span text:style-name="T32">(pc|pda).</text:span><text:span text:style-name="T26">ИМЯ_ШАБЛОНА.</text:span><text:span text:style-name="T32">html</text:span></text:p>
      <text:p text:style-name="P19"><text:span text:style-name="T32">Тут </text:span><text:span text:style-name="T22">pc – </text:span><text:span text:style-name="T32">шаблон дня настольных ПК, </text:span><text:span text:style-name="T22">pda – </text:span><text:span text:style-name="T32">шаблон для мобильных устройств. Версия для мобильных устройств доступна на поддомене </text:span><text:span text:style-name="T19">pda</text:span><text:span text:style-name="T22">. </text:span><text:span text:style-name="T32">Переключение или редирект с одной версии на другую должен определяться в шаблоне с помощью явного указания ссылок или при помощи </text:span><text:span text:style-name="T22">JavaScript.</text:span></text:p>
      <text:p text:style-name="P19"><text:span text:style-name="T32">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22">core::template(). </text:span><text:span text:style-name="T32">В </text:span><text:soft-page-break/><text:span text:style-name="T32">большинстве случаев есть только один шаблон и имя соответствующего файла «</text:span><text:span text:style-name="T22">pc.default.html</text:span><text:span text:style-name="T32">».</text:span></text:p>
      <text:p text:style-name="P19"><text:span text:style-name="T32">Все ресурсы (</text:span><text:span text:style-name="T22">CSS, JavaScript, </text:span><text:span text:style-name="T32">картинки и т. д.) должны находиться в пределах директория /</text:span><text:span text:style-name="T22">public, </text:span><text:span text:style-name="T32">рекомендуется складывать «всё в кучу» в директорий /</text:span><text:span text:style-name="T22">public/template, </text:span><text:span text:style-name="T32">но это не является обязательным требованием.</text:span></text:p>
      <text:p text:style-name="P11">В шаблоне могут быть использованы следующие специальные теги:</text:p>
      <text:list xml:id="list1962750065993005423" text:style-name="L6">
        <text:list-item>
          <text:p text:style-name="P46"><text:span text:style-name="T32">&lt;?=core::url()?&gt; - относительный </text:span><text:span text:style-name="T22">URL </text:span><text:span text:style-name="T32">адрес до корня сайта </text:span><text:span text:style-name="T22">(</text:span><text:span text:style-name="T32">без учёта языка контента)</text:span><text:span text:style-name="T22">.</text:span><text:span text:style-name="T32"> Ссылки на ресурсы должны начинаться с этой </text:span><text:span text:style-name="T22">php-</text:span><text:span text:style-name="T32">вставки.</text:span></text:p>
        </text:list-item>
        <text:list-item>
          <text:p text:style-name="P44"><text:span text:style-name="T32">{{metaTitle}} – </text:span><text:span text:style-name="T26">заголовок, должен находиться внутри тега </text:span><text:span text:style-name="T32">&lt;title&gt;. </text:span><text:span text:style-name="T26">Рядом с этим тегом может быть и другой текст, например название сайта, если оно брендируется.</text:span></text:p>
        </text:list-item>
        <text:list-item>
          <text:p text:style-name="P44"><text:span text:style-name="T32">{{metaKeyword}}, {{metaDescription}} – </text:span><text:span text:style-name="T26">соответствующие метаданные, содержат тег </text:span><text:span text:style-name="T32">&lt;meta&gt;.</text:span></text:p>
        </text:list-item>
        <text:list-item>
          <text:p text:style-name="P44"><text:span text:style-name="T32">{{head}} —</text:span><text:span text:style-name="T26"> должен быть добавлен в секцию </text:span><text:span text:style-name="T32">&lt;head&gt; </text:span><text:span text:style-name="T26">и в это место будут подставлены </text:span><text:span text:style-name="T32">JavaScript </text:span><text:span text:style-name="T26">и </text:span><text:span text:style-name="T32">CSS </text:span><text:span text:style-name="T26">для конкретных страниц.</text:span></text:p>
        </text:list-item>
        <text:list-item>
          <text:p text:style-name="P44"><text:span text:style-name="T26">{{widget[admin]}} — на это место будут вставлены общие кнопки административного интерфейса. Обычно он вставляется сразу после </text:span><text:span text:style-name="T32">&lt;body&gt;.</text:span></text:p>
        </text:list-item>
        <text:list-item>
          <text:p text:style-name="P44"><text:span text:style-name="T32">{{widget[search]}} —</text:span><text:span text:style-name="T26"> виджет, содержащий текстовую строку для поиска по сайту.</text:span></text:p>
        </text:list-item>
        <text:list-item>
          <text:p text:style-name="P51">{{widget[menu][1]}} — меню сайта. Тут «1» - это идентификатор меню.</text:p>
        </text:list-item>
        <text:list-item>
          <text:p text:style-name="P51">{{widget[user]}} — форма авторизации пользователей.</text:p>
        </text:list-item>
        <text:list-item>
          <text:p text:style-name="P51">{{breadcrumb}} — хлебные крошки</text:p>
        </text:list-item>
        <text:list-item>
          <text:p text:style-name="P51">{{section[ИМЯ]}} — вставляет секцию с именем ИМЯ.</text:p>
        </text:list-item>
        <text:list-item>
          <text:p text:style-name="P44"><text:span text:style-name="T26">{{pageTitle}} — отображаемый на сайте заголовок страницы. Он дополнительно «обёрнут» в тег </text:span><text:span text:style-name="T32">&lt;h1 class=”pageTitle”&gt;</text:span><text:span text:style-name="T26">.</text:span></text:p>
        </text:list-item>
        <text:list-item>
          <text:p text:style-name="P51">{{content}} — основной контент сайта.</text:p>
        </text:list-item>
      </text:list>
      <text:p text:style-name="P13"><text:span text:style-name="T26">В шаблоне можно вывести любой виджет при помощи тега </text:span><text:span text:style-name="T32">{{widget}}, </text:span><text:span text:style-name="T26">однако для этого нужно знать какие он должен принимать параметры. Формат этого тега следующий:</text:span></text:p>
      <text:p text:style-name="P11">{{widget[ИМЯ][ДАННЫЕ][ВРЕМЯ_КЕШИРОВАНИЯ][ЗАГОЛОВОК]}}</text:p>
      <text:p text:style-name="P19"><text:span text:style-name="T32">ИМЯ — это имя виджета (соответствует имени файла в директории /</text:span><text:span text:style-name="T22">widget.<text:line-break/></text:span><text:span text:style-name="T32">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 ВРЕМЯ_КЕШИРВАНИЯ — время актуальности кеша в минутах (не обязательный параметр). Если не задан, то виджет не будет кеишроваться. ЗАГОЛОВОК — текстовый заголовок виджета (не обязательный параметр).</text:span></text:p>
      <text:p text:style-name="P13"><text:span text:style-name="T26">В шаблоне сайта может быть задано любое количество секций при помощи тега </text:span><text:span text:style-name="T32">{{section}} —</text:span><text:span text:style-name="T26">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32">{{widget}}.</text:span></text:p>
      <text:p text:style-name="P21"><text:span text:style-name="T32">Внимание!</text:span><text:span text:style-name="T34"> Виджеты и шаблоны кешируются, поэтому, если в шаблон вносятся изменения, то нужно очистить кеш, либо перевести сайт в отладочный режим (в «общих настройках») для автоматической очистки кеша.</text:span></text:p>
      <text:p text:style-name="P21"><text:soft-page-break/><text:span text:style-name="T34">Содержимое тега </text:span><text:span text:style-name="T23">{{content}} </text:span><text:span text:style-name="T34">зависит от отображаемой страницы сайта. </text:span><text:span text:style-name="T23">HTML</text:span><text:span text:style-name="T34">-разметку контента можно найти в файлах в директории /</text:span><text:span text:style-name="T23">view. HTML-</text:span><text:span text:style-name="T34">разметка виджетов может находится также в директории /</text:span><text:span text:style-name="T23">view </text:span><text:span text:style-name="T34">или в файлах в директории /</text:span><text:span text:style-name="T23">widget.</text:span></text:p>
      <text:h text:style-name="Heading_20_1" text:outline-level="1">Класс <text:span text:style-name="T38">HTML-</text:span>формы (<text:span text:style-name="T38">form)</text:span></text:h>
      <text:p text:style-name="P19">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19">Данный класс можно использовать в роли <text:span text:style-name="T3">MVC-представления</text:span>, для этого <text:span text:style-name="T3">MVC-действие</text:span> должно вернуть экземпляр класса. В результате браузеру будет отдан HTML-код формы.</text:p>
      <text:p text:style-name="P19">Типичный пример кода (файл /controller/example.com):</text:p>
      <text:p text:style-name="P19">public function actionTest() { <text:span text:style-name="T3">//действие контроллера</text:span><text:line-break/> <text:s/><text:span text:style-name="T55">$f</text:span>=core::form(); <text:s/><text:span text:style-name="T3">//получение экземпляра класса</text:span><text:line-break/> <text:s/><text:span text:style-name="T55">$f</text:span>-&gt;text(<text:span text:style-name="T57">'name'</text:span>,<text:span text:style-name="T57">'Введите что-нибудь'</text:span>);<text:line-break/> <text:s/><text:span text:style-name="T55">$f</text:span>-&gt;submit();<text:line-break/> <text:s/>return <text:span text:style-name="T55">$f</text:span>; <text:span text:style-name="T3">//использовать форму в роли представления</text:span><text:line-break/>}</text:p>
      <text:p text:style-name="P19">public function actionTestSubmit($data) {<text:line-break/> <text:s/><text:span text:style-name="T3">// В $data будут находиться данные формы</text:span><text:line-break/>}</text:p>
      <text:p text:style-name="P19">Создание экземпляра класса form: class <text:span text:style-name="T12">core::form</text:span>(<text:span text:style-name="T3">namespace</text:span>);<text:line-break/>Тут <text:span text:style-name="T3">namespace</text:span> — область для POST-данных формы. Атрибут name всех полей формы имеет вид:<text:line-break/>[namespace][fieldName], например:</text:p>
      <text:p text:style-name="P19">&lt;input type="text" aname="namespace[имя поля]" /&gt;</text:p>
      <text:p text:style-name="P19"><text:span text:style-name="T3">namespace</text:span> определяет для кого предназначаются данные. В <text:span text:style-name="T3">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19">Если при вызове core::form() <text:span text:style-name="T3">namespace</text:span> не задан, то будет подставлено имя текущего контроллера.</text:p>
      <text:h text:style-name="Heading_20_2" text:outline-level="2">Публичные атрибуты</text:h>
      <text:p text:style-name="P19">form::$action — URL-адрес страницы, которая будет обрабатывать форму, строка задаётся в виде «controller/action/etc». <text:s/>Использовать core::link() при этом не нужно. Если этот атрибут не задан, то будет использоваться адрес текущей страницы.</text:p>
      <text:p text:style-name="P19">form::$method — метод отправки данных («get» или «post»), по умолчанию «post».</text:p>
      <text:h text:style-name="Heading_20_2" text:outline-level="2">Методы класса</text:h>
      <text:p text:style-name="P19">null <text:span text:style-name="T12">form::hidden</text:span>(<text:span text:style-name="T3">name</text:span><text:span text:style-name="T6">, </text:span><text:span text:style-name="T3">value</text:span><text:span text:style-name="T6">, [</text:span><text:span text:style-name="T3">html]</text:span><text:span text:style-name="T6">);<text:line-break/><text:tab/>Добавляет к форме скрытое поле с именем </text:span><text:span text:style-name="T3">name</text:span><text:span text:style-name="T6"> и значением </text:span><text:span text:style-name="T3">value</text:span><text:span text:style-name="T6">. Необязательный параметр </text:span><text:span text:style-name="T3">html</text:span><text:span text:style-name="T6"> добавляет к тегу &lt;input&gt; произвольный код (например, «onclick="..."»).</text:span></text:p>
      <text:p text:style-name="P19"><text:span text:style-name="T6">null </text:span><text:span text:style-name="T8">form::label</text:span><text:span text:style-name="T7">(</text:span><text:span text:style-name="T2">label</text:span><text:span text:style-name="T7">, </text:span><text:span text:style-name="T2">value</text:span><text:span text:style-name="T7">);<text:line-break/><text:tab/>Добавляет к форме надпись: «label: value».</text:span></text:p>
      <text:p text:style-name="P19"><text:soft-page-break/><text:span text:style-name="T7">null </text:span><text:span text:style-name="T8">form::text</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select</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Добавляет к форме поле с выпадающим списко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писок элементов задаётся параметром </text:span><text:span text:style-name="T2">items</text:span><text:span text:style-name="T7">: это может быть массив массивов:<text:line-break/></text:span><text:span text:style-name="T2">array(array([0]=&gt;'значение',[1]=&gt;'отображаемый текст'))<text:line-break/></text:span><text:span text:style-name="T7">или строка, содержащая SQL-запрос, который должен выбирать из базы данных два поля: первый — значение, второй — отображаемый текст.</text:span></text:p>
      <text:p text:style-name="P19"><text:span text:style-name="T7"><text:tab/></text:span><text:span text:style-name="T2">NullTitle</text:span><text:span text:style-name="T7"> — отображаемый заголовок для «пустого» пункта списка. Если не задан, то в этом выпадающем списке нужно будет обязательно выбрать какое-то значение. Необязательный параметр </text:span><text:span text:style-name="T2">html</text:span><text:span text:style-name="T7"> добавляет к тегу &lt;select&gt; произвольный код (например, «onclick="..."»).</text:span></text:p>
      <text:p text:style-name="P19"><text:span text:style-name="T7">null </text:span><text:span text:style-name="T8">form::listBox</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Тоже что и form::select, но генерирует не поле с выпадающим списком, а многостраничный список.</text:span></text:p>
      <text:p text:style-name="P19"><text:span text:style-name="T7">null </text:span><text:span text:style-name="T8">form::radio</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text:line-break/><text:tab/>Добавляет в форму список переключателей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мысл параметра </text:span><text:span text:style-name="T2">items</text:span><text:span text:style-name="T7"> такой же, как и у form::select().</text:span></text:p>
      <text:p text:style-name="P19"><text:span text:style-name="T7">null </text:span><text:span text:style-name="T8">form::checkbox</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в форму поле «checkbox»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password</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текстовое поле (для ввода пароля) с именем </text:span><text:span text:style-name="T2">name</text:span><text:span text:style-name="T7"> и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textarea</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поле многострочного текста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area&gt; произвольный код (например, «onclick="..."»).</text:span></text:p>
      <text:p text:style-name="P19"><text:span text:style-name="T7">null </text:span><text:span text:style-name="T8">form::editor</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поле многострочного текста (с визуальным редакторо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area&gt; произвольный код (например, «onclick="..."»).</text:span></text:p>
      <text:p text:style-name="P19"><text:span text:style-name="T7">null </text:span><text:span text:style-name="T8">form::date</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со всплывающим календарё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Value может быть задан в виде строки «дд.мм.ГГГГ» или целого числа (unix timestamp).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file</text:span><text:span text:style-name="T7">(</text:span><text:span text:style-name="T2">name</text:span><text:span text:style-name="T7">, </text:span><text:span text:style-name="T2">label</text:span><text:span text:style-name="T7">, multiple=false, [</text:span><text:span text:style-name="T2">html]</text:span><text:span text:style-name="T7">);<text:line-break/><text:tab/>Добавляет к форме поле для загрузки файла. Имя поля - </text:span><text:span text:style-name="T2">name</text:span><text:span text:style-name="T7">, заголовок — </text:span><text:span text:style-name="T2">label</text:span><text:span text:style-name="T7">. Параметр </text:span><text:span text:style-name="T2">multiple</text:span><text:span text:style-name="T7"> указывает можно ли выбирать сразу несколько файлов.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captcha</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каптчу. Поле с именем </text:span><text:span text:style-name="T2">name</text:span><text:span text:style-name="T7">,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9"><text:soft-page-break/><text:span text:style-name="T7">null </text:span><text:span text:style-name="T8">form::reset</text:span><text:span text:style-name="T7">(</text:span><text:span text:style-name="T2">label</text:span><text:span text:style-name="T7">, [</text:span><text:span text:style-name="T2">html]</text:span><text:span text:style-name="T7">);<text:line-break/><text:tab/>Добавляет к форме кнопку «сбросить» 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submit</text:span><text:span text:style-name="T7">(</text:span><text:span text:style-name="T2">label='Продолжить'</text:span><text:span text:style-name="T7">, [</text:span><text:span text:style-name="T2">html]</text:span><text:span text:style-name="T7">);<text:line-break/><text:tab/>Добавляет к форме кнопку «послать» 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9"><text:span text:style-name="T7">null </text:span><text:span text:style-name="T8">form::field</text:span><text:span text:style-name="T7">(</text:span><text:span text:style-name="T2">type, f1</text:span><text:span text:style-name="T7">, </text:span><text:span text:style-name="T2">f2</text:span><text:span text:style-name="T7">, [</text:span><text:span text:style-name="T2">f3]</text:span><text:span text:style-name="T7">, [</text:span><text:span text:style-name="T2">f4]</text:span><text:span text:style-name="T7">);<text:line-break/><text:tab/>Добавляет к форме одно из перечисленных выше полей, </text:span><text:span text:style-name="T2">type</text:span><text:span text:style-name="T7">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ситуации, когда поля должны быть настроены через админку.</text:span></text:p>
      <text:p text:style-name="P19"><text:span text:style-name="T7">null </text:span><text:span text:style-name="T8">form::html</text:span><text:span text:style-name="T7">(</text:span><text:span text:style-name="T2">html</text:span><text:span text:style-name="T7">);<text:line-break/><text:tab/>Добавляет к форме произвольный HTML-код.</text:span></text:p>
      <text:p text:style-name="P19"><text:span text:style-name="T7">string form::</text:span><text:span text:style-name="T8">getHidden</text:span><text:span text:style-name="T7">(), string </text:span><text:span text:style-name="T8">form::getText</text:span><text:span text:style-name="T7">(), string </text:span><text:span text:style-name="T8">form::getSelect</text:span><text:span text:style-name="T7">(), string </text:span><text:span text:style-name="T8">form::getListBox</text:span><text:span text:style-name="T7">, string </text:span><text:span text:style-name="T8">form::getRadio</text:span><text:span text:style-name="T7">(), string </text:span><text:span text:style-name="T8">form::getCheckbox</text:span><text:span text:style-name="T7">(), string </text:span><text:span text:style-name="T8">form::getPassword</text:span><text:span text:style-name="T7">(), string </text:span><text:span text:style-name="T8">form::getTextarea</text:span><text:span text:style-name="T7">(), string </text:span><text:span text:style-name="T8">form::getEditor</text:span><text:span text:style-name="T7">(), string </text:span><text:span text:style-name="T8">form::getDate</text:span><text:span text:style-name="T7">(), string </text:span><text:span text:style-name="T8">form::getFile</text:span><text:span text:style-name="T7">(), string </text:span><text:span text:style-name="T8">form::getSubmit</text:span><text:span text:style-name="T7">()<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7">,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19"><text:span text:style-name="T7">null </text:span><text:span text:style-name="T8">form::render</text:span><text:span text:style-name="T7">([</text:span><text:span text:style-name="T2">action</text:span><text:span text:style-name="T7">], [</text:span><text:span text:style-name="T2">html</text:span><text:span text:style-name="T7">]);<text:line-break/><text:tab/>Генерирует HTML-форму и выводит её на экран. Параметр </text:span><text:span text:style-name="T2">action</text:span><text:span text:style-name="T7"> задаёт адрес, на который будет отправлена форма (смотрите выше form::$action — это тоже самое). Необязательный параметр </text:span><text:span text:style-name="T2">html</text:span><text:span text:style-name="T7"> добавляет к тегу &lt;form&gt; произвольный код (например, «onclick="..."»).</text:span></text:p>
      <text:p text:style-name="P19"><text:span text:style-name="T7"><text:tab/>Именно этот метод будет вызван автоматически, если класс формы используется в роли представления.</text:span></text:p>
      <text:h text:style-name="Heading_20_1" text:outline-level="1">Универсальная модель базы данных (<text:span text:style-name="T38">model)</text:span></text:h>
      <text:p text:style-name="P19">Класс <text:span text:style-name="T2">model</text:span> является упрощенным вариантом привычного ActiveRecord, реализуя возможность сохранять данные в таблицу БД, а также предварительно проводить фильтрацию и валидацию. Реализацию класса можно найти в файле <text:span text:style-name="T3">/core/model.php</text:span>.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 text:style-name="T3">model</text:span><text:span text:style-name="T6"> и описывает параметры полей таблицы базы данных.</text:span></text:p>
      <text:p text:style-name="P19"><text:span text:style-name="T6">Общий алгоритм работы с классом такой:</text:span></text:p>
      <text:list xml:id="list4614759576501404034" text:style-name="L7">
        <text:list-item>
          <text:p text:style-name="P47">получить экземпляр класса;</text:p>
        </text:list-item>
        <text:list-item>
          <text:p text:style-name="P48"><text:span text:style-name="T6">передать данные HTML-формы вызвав метод </text:span><text:span text:style-name="T3">set()</text:span><text:span text:style-name="T6"> или поочерёдно установить все поля сеттерами;</text:span></text:p>
        </text:list-item>
        <text:list-item>
          <text:p text:style-name="P48"><text:span text:style-name="T6">вызвать метод </text:span><text:span text:style-name="T3">validate()</text:span><text:span text:style-name="T6"> для проверки валидности и фильтрации данных;</text:span></text:p>
        </text:list-item>
        <text:list-item>
          <text:p text:style-name="P48"><text:span text:style-name="T6">записать данные в базу данных вызвав метод </text:span><text:span text:style-name="T3">save()</text:span><text:span text:style-name="T6">.</text:span></text:p>
        </text:list-item>
      </text:list>
      <text:p text:style-name="P23">Вот типичный пример динамического использования:</text:p>
      <text:p text:style-name="P23">public function actionTestSubmit($data) { //submit-действие контролле<text:line-break/><text:tab/>$m=core::model('myTable'); //получение экземпляра класса, myTable — имя таблицы БД<text:line-break/><text:tab/>$m-&gt;set($data); //передача _POST-данных<text:line-break/><text:soft-pag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p>
      <text:p text:style-name="P23">Вот пример статического класса, содержащего минимум необходимой информации:</text:p>
      <text:p text:style-name="P23">class myTable extends model {<text:line-break/><text:tab/>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 text:style-name="T3">load</text:span> вызван без параметров.</text:p>
      <text:p text:style-name="P23"><text:tab/>public function __construct() {<text:line-break/><text:tab/><text:tab/>parent::__construct('myTable');<text:line-break/><text:tab/>}<text:line-break/>}</text:p>
      <text:p text:style-name="P19">Использование этого класса:</text:p>
      <text:p text:style-name="P19">public function actionTestSubmit($data) { //submit-действие контроллера<text:line-break/><text:tab/>core::import('model/myTable');<text:line-break/><text:tab/>$m=new myTable();<text:line-break/><text:tab/>$m-&gt;set($data);<text:line-break/><text:tab/>if(!$m-&gt;save()) return false;<text:line-break/><text:tab/>core::redirect('myController/myAction','Изменения сохранены');<text:line-break/>}</text:p>
      <text:p text:style-name="P19">Для того, чтобы передать данные полей в модель, необходимо воспользоваться методом <text:span text:style-name="T3">set()</text:span><text:span text:style-name="T6">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3">model</text:span><text:span text:style-name="T6">, то при вызове метода </text:span><text:span text:style-name="T3">save()</text:span><text:span text:style-name="T6">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23">$id=$m-&gt;id;</text:p>
      <text:p text:style-name="P19">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text:p>
      <text:p text:style-name="P19">Статический вариант может реализовывать функции <text:span text:style-name="T46">beforeInsertUpdate</text:span><text:span text:style-name="T38">(int </text:span><text:span text:style-name="T40">id, array </text:span><text:span text:style-name="T43">fields</text:span><text:span text:style-name="T40">),</text:span> <text:span text:style-name="T46">afterInsert</text:span><text:span text:style-name="T38">(int </text:span><text:span text:style-name="T43">id</text:span><text:span text:style-name="T40">) </text:span><text:span text:style-name="T6">и </text:span><text:span text:style-name="T41">afterUpdate</text:span><text:span text:style-name="T39">(int </text:span><text:span text:style-name="T45">id</text:span><text:span text:style-name="T39">). </text:span><text:span text:style-name="T7">Эти функции вызываются до или после выполнения </text:span><text:span text:style-name="T39">SQL-</text:span><text:span text:style-name="T7">запросов </text:span><text:span text:style-name="T39">INSERT </text:span><text:span text:style-name="T7">или </text:span><text:span text:style-name="T39">UPDATE.</text:span></text:p>
      <text:p text:style-name="P19"><text:span text:style-name="T7">Если функция </text:span><text:span text:style-name="T41">beforeInsertUpdate</text:span><text:span text:style-name="T39"> </text:span><text:span text:style-name="T7">возвратит </text:span><text:span text:style-name="T39">false, </text:span><text:span text:style-name="T7">то </text:span><text:span text:style-name="T39">SQL-</text:span><text:span text:style-name="T7">запрос </text:span><text:span text:style-name="T39">INSERT </text:span><text:span text:style-name="T7">или </text:span><text:span text:style-name="T39">UPDATE </text:span><text:span text:style-name="T7">выполнен не будет (считается, что валидация не была пройдена). Обычно при этом также требуется установить сообщение об ошибке в глобальную переменную </text:span><text:span text:style-name="T39">controller::$error.</text:span></text:p>
      <text:p text:style-name="P19"><text:span text:style-name="T7">Параметры этих функций следующие: </text:span><text:span text:style-name="T39">id – </text:span><text:span text:style-name="T7">значение первичного ключа, </text:span><text:span text:style-name="T39">fields – </text:span><text:span text:style-name="T7">список полей, затронутых в </text:span><text:span text:style-name="T39">SQL-</text:span><text:span text:style-name="T7">запросе </text:span><text:span text:style-name="T39">INSERT </text:span><text:span text:style-name="T7">или </text:span><text:span text:style-name="T39">UPDATE.</text:span></text:p>
      <text:h text:style-name="Heading_20_2" text:outline-level="2"><text:soft-page-break/>Методы класса</text:h>
      <text:p text:style-name="Text_20_body">object <text:span text:style-name="T12">model::__construct</text:span>(string <text:span text:style-name="T3">namespace</text:span><text:span text:style-name="T6">[</text:span>,string <text:span text:style-name="T3">db</text:span>='db']);<text:line-break/><text:tab/>тут <text:span text:style-name="T3">namespace</text:span><text:span text:style-name="T6"> — имя таблицы базы данных, </text:span><text:span text:style-name="T3">db</text:span><text:span text:style-name="T6"> — используемая СУБД (может принимать следующие значения: db — указанная в общих настройках (по умолчанию), mysql или sqlite).</text:span></text:p>
      <text:p text:style-name="Text_20_body"><text:span text:style-name="T6">null </text:span><text:span text:style-name="T8">model::set</text:span><text:span text:style-name="T6">(array </text:span><text:span text:style-name="T3">data</text:span><text:span text:style-name="T6">);<text:line-break/><text:tab/>Передаёт модели данные полей таблицы, параметр </text:span><text:span text:style-name="T3">data</text:span><text:span text:style-name="T6"> должен быть ассоциативным массивом, где ключ — имя поля, а значение — содержимое поля.</text:span></text:p>
      <text:p text:style-name="Text_20_body"><text:span text:style-name="T6">array </text:span><text:span text:style-name="T8">model::get</text:span><text:span text:style-name="T6">();<text:line-break/><text:tab/>Возвращает ассоциативный массив, содержащий все поля записи БД.</text:span></text:p>
      <text:p text:style-name="Text_20_body"><text:span text:style-name="T6">&amp;array </text:span><text:span text:style-name="T8">model::load</text:span><text:span text:style-name="T6">(string </text:span><text:span text:style-name="T2">where</text:span><text:span text:style-name="T6">[, string </text:span><text:span text:style-name="T2">field</text:span><text:span text:style-name="T6">]);<text:line-break/><text:tab/>Загружает данные из базы данных, выбирая запись (одну первую) по указанному в параметре </text:span><text:span text:style-name="T3">where</text:span><text:span text:style-name="T6"> условию (часть SQL-запроса, после «WHERE». В параметре </text:span><text:span text:style-name="T3">field</text:span><text:span text:style-name="T6"> указывается перечень (через запятую) полей, которые необходимо выбрать. Если параметр </text:span><text:span text:style-name="T3">field</text:span><text:span text:style-name="T6"> не указан, то список полей будет взят из атрибута model::$field. Если этот атрибут не был задан, то будут загружены все поля.</text:span></text:p>
      <text:p text:style-name="Text_20_body"><text:span text:style-name="T6"><text:tab/>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Text_20_body"><text:span text:style-name="T6">&amp;array </text:span><text:span text:style-name="T8">model::loadById</text:span><text:span text:style-name="T6">(int </text:span><text:span text:style-name="T3">id</text:span><text:span text:style-name="T6">[,string </text:span><text:span text:style-name="T3">fields</text:span><text:span text:style-name="T6">]);<text:line-break/><text:tab/>Тоже, что model::load(), но загружает данные не по условию, а по уникальному идентификатору.</text:span></text:p>
      <text:p text:style-name="Text_20_body"><text:span text:style-name="T6">bool </text:span><text:span text:style-name="T8">model::validate</text:span><text:span text:style-name="T6">([array </text:span><text:span text:style-name="T3">validate</text:span><text:span text:style-name="T6">]);<text:line-break/><text:tab/>Выполняет фильтрацию и валидацию данных. Возвращает </text:span><text:span text:style-name="T8">true</text:span><text:span text:style-name="T6">, если проверка прошла успешно. Параметр </text:span><text:span text:style-name="T3">validate</text:span><text:span text:style-name="T6">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Text_20_body"><text:span text:style-name="T6">bool </text:span><text:span text:style-name="T8">model::save</text:span><text:span text:style-name="T7">([mixed </text:span><text:span text:style-name="T2">validate</text:span><text:span text:style-name="T7">],[string </text:span><text:span text:style-name="T2">fields</text:span><text:span text:style-name="T7">],[string </text:span><text:span text:style-name="T2">id</text:span><text:span text:style-name="T7">]);<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Text_20_body"><text:span text:style-name="T7"><text:tab/>Если параметр </text:span><text:span text:style-name="T2">validate</text:span><text:span text:style-name="T7">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8">true</text:span><text:span text:style-name="T7">, то валидация будет проведена согласна правилам, заданным в атрибуде model::$validate (только для статического использования). Если параметр </text:span><text:span text:style-name="T2">validate</text:span><text:span text:style-name="T7"> равен </text:span><text:span text:style-name="T8">false</text:span><text:span text:style-name="T7">, то валидация проводиться не будет.</text:span></text:p>
      <text:p text:style-name="Text_20_body"><text:span text:style-name="T7"><text:tab/>Если задан параметр </text:span><text:span text:style-name="T2">fields</text:span><text:span text:style-name="T7">, то в запросе 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2">validate</text:span><text:span text:style-name="T7">), иначе информацию о перечне полей движок сможет взять из правил валидации.</text:span></text:p>
      <text:p text:style-name="Text_20_body"><text:span text:style-name="T7"><text:tab/>Параметр </text:span><text:span text:style-name="T2">id</text:span><text:span text:style-name="T7">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Text_20_body"><text:span text:style-name="T7">bool </text:span><text:span text:style-name="T8">model::delete</text:span><text:span text:style-name="T7">([int </text:span><text:span text:style-name="T2">id</text:span><text:span text:style-name="T7">],[bool </text:span><text:span text:style-name="T2">affected</text:span><text:span text:style-name="T7">]);<text:line-break/><text:tab/>Удаляет запись с идентификатором </text:span><text:span text:style-name="T2">id</text:span><text:span text:style-name="T7">. Если идентификатор не задан, то будет удалена запись, загруженная ранее. Если параметр </text:span><text:span text:style-name="T2">affected</text:span><text:span text:style-name="T7"> равен </text:span><text:span text:style-name="T8">true</text:span><text:span text:style-name="T7">, то метод возвращает </text:span><text:span text:style-name="T8">true</text:span><text:span text:style-name="T7"> только в том случае, если запись существовала и действительно была удалена, если её не существовало, то вернёт </text:span><text:span text:style-name="T8">false</text:span><text:span text:style-name="T7">.</text:span></text:p>
      <text:h text:style-name="P56" text:outline-level="2">Атрибуты и методы для статического использования (перегрузка класса)</text:h>
      <text:p text:style-name="P2">array <text:span text:style-name="T12">model::$_data</text:span><text:line-break/><text:soft-page-break/><text:tab/>Ассоциативный массив, содержащий данные полей записи базы данных.</text:p>
      <text:p text:style-name="P2">string <text:span text:style-name="T12">model::$_primary</text:span><text:line-break/><text:tab/>Содержит имя первичного ключа.</text:p>
      <text:p text:style-name="P2">object <text:span text:style-name="T12">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2">string <text:span text:style-name="T12">model::$field</text:span><text:line-break/><text:tab/>Должна содержать строку, содержащую список полей (через запятую), которые необходимо выбрать из базы данных при вызове метода <text:span text:style-name="T3">model::load()</text:span>.</text:p>
      <text:p text:style-name="P2">bool protected function <text:span text:style-name="T12">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3">null</text:span>, если первичнго ключа нет. Возвращаемое этой процедурой значение будет возвращено методом model::save().</text:p>
      <text:p text:style-name="P2">bool protected function <text:span text:style-name="T12">afterUpdate</text:span>(id);<text:line-break/><text:tab/>Тоже, что и model::afterInsert(), но выполняется после выполнения SQL-запроса «UPDATE».</text:p>
      <text:p text:style-name="P2"><text:span text:style-name="T12">model::validateRule</text:span>();<text:line-break/><text:tab/>Должен вернуть ассоциативный массив правил валидации (описано ниже).</text:p>
      <text:p text:style-name="P2"/>
      <text:h text:style-name="Heading_20_2" text:outline-level="2">Правила валидации</text:h>
      <text:p text:style-name="Text_20_body">Правила валидации представляют из себя ассоциативный массив, каждый ключ которого — это имя поля, а значение — массив, описывающий это поле. Вот пример правил валидации:</text:p>
      <text:p text:style-name="Text_20_body">Пример массива с правилами валидации:</text:p>
      <text:p text:style-name="Text_20_body">array(<text:line-break/><text:tab/>'id'=&gt;array('primary'),<text:line-break/><text:tab/>'title'=&gt;array('string','заголовок',true,'min'=&gt;6,'max'=&gt;60),<text:line-break/><text:tab/>'status'=&gt;array('boolean'),<text:line-break/><text:tab/>'description'=&gt;array('html','описание',true)<text:line-break/>)</text:p>
      <text:p text:style-name="Text_20_body">Этот массив описывает четыре поля с именами id, title, status и description.</text:p>
      <text:p text:style-name="Text_20_body">В каждом вложенном массиве первый элемент (с индексом «0»)— это тип поля (или, можно сказать, имя валидатора). 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p>
      <text:p text:style-name="Text_20_body">Ниже представлена подробная информация для каждого типа. Обратите внимание, что только первые три элемента имеют числовой индекс.</text:p>
      <text:p text:style-name="P7">primary<text:span text:style-name="T13">: array('primary', [string </text:span><text:span text:style-name="T2">title</text:span><text:span text:style-name="T7">], [bool </text:span><text:span text:style-name="T2">canNull</text:span><text:span text:style-name="T7">=true]</text:span><text:span text:style-name="T13">)<text:line-break/><text:tab/>Первичный ключ таблицы базы данных. Если он не false, то будет выполнен SQL-запрос «UPDATE», в противном случае - «INSERT». </text:span><text:span text:style-name="T7">Если </text:span><text:span text:style-name="T2">canNull</text:span><text:span text:style-name="T7"> равен </text:span><text:span text:style-name="T6">false</text:span><text:span text:style-name="T7">, то поле не может быть пустым. Это означает, что будет возможно только обновить существующую запись, но не добавить новую. </text:span></text:p>
      <text:p text:style-name="P7"><text:soft-page-break/>integer<text:span text:style-name="T13">: array('integer', [string </text:span><text:span text:style-name="T2">title</text:span><text:span text:style-name="T7">], [bool </text:span><text:span text:style-name="T2">canNull</text:span><text:span text:style-name="T7">=true], ['</text:span><text:span text:style-name="T2">min'</text:span><text:span text:style-name="T7">=&gt;int], ['</text:span><text:span text:style-name="T2">max'</text:span><text:span text:style-name="T7">=&gt;int]</text:span><text:span text:style-name="T13">)<text:line-break/><text:tab/>Целое 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float<text:span text:style-name="T13">: array('float', [string </text:span><text:span text:style-name="T2">title</text:span><text:span text:style-name="T7">], [bool </text:span><text:span text:style-name="T2">canNull</text:span><text:span text:style-name="T7">=true], ['</text:span><text:span text:style-name="T2">min'</text:span><text:span text:style-name="T7">=&gt;int], ['</text:span><text:span text:style-name="T2">max'</text:span><text:span text:style-name="T7">=&gt;int]</text:span><text:span text:style-name="T13">)<text:line-break/><text:tab/>Дробное 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boolean<text:span text:style-name="T13">: array('boolean')<text:line-break/><text:tab/></text:span><text:span text:style-name="T7">true/false.</text:span></text:p>
      <text:p text:style-name="P7"><text:span text:style-name="T6">date</text:span><text:span text:style-name="T7">: array('date', [string </text:span><text:span text:style-name="T2">title</text:span><text:span text:style-name="T7">], [bool </text:span><text:span text:style-name="T2">canNull</text:span><text:span text:style-name="T7">=true])<text:line-break/><text:tab/>Дата. Значение даты может быть задано в виде unix timestamp (целое число) или строкой вида «дд.мм.гггг».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string</text:span><text:span text:style-name="T7">: array('string', [string </text:span><text:span text:style-name="T2">title</text:span><text:span text:style-name="T7">], [bool </text:span><text:span text:style-name="T2">canNull</text:span><text:span text:style-name="T7">], ['</text:span><text:span text:style-name="T2">min'</text:span><text:span text:style-name="T7">=&gt;int], ['</text:span><text:span text:style-name="T2">max'</text:span><text:span text:style-name="T7">=&gt;int], ['</text:span><text:span text:style-name="T2">trim</text:span><text:span text:style-name="T7">'=&gt;boolean])<text:line-break/><text:tab/>Строка (html-теги вырезаются автоматически). </text:span><text:span text:style-name="T2">min</text:span><text:span text:style-name="T7"> — минимально допустимая длина строки; </text:span><text:span text:style-name="T2">max</text:span><text:span text:style-name="T7"> — максимально допустимая длина строки; </text:span><text:span text:style-name="T2">trim</text:span><text:span text:style-name="T7"> — надо ли обрезать ведущие и завершающие пробелы (по умолчанию false).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html</text:span><text:span text:style-name="T7">: array('html', [string </text:span><text:span text:style-name="T2">title</text:span><text:span text:style-name="T7">], [bool </text:span><text:span text:style-name="T2">canNull</text:span><text:span text:style-name="T7">])<text:line-break/><text:tab/>Произвольный текст или HTML-код.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пустое (имеет смысл только если canNull=true).</text:span></text:p>
      <text:p text:style-name="P7"><text:span text:style-name="T6">latin</text:span><text:span text:style-name="T7">: array('latin', [string </text:span><text:span text:style-name="T2">title</text:span><text:span text:style-name="T7">], [bool </text:span><text:span text:style-name="T2">canNull</text:span><text:span text:style-name="T7">])<text:line-break/><text:tab/>Строка, содержащая только латинские буквы, цифры, дефис и знак подчёркивания («_»).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email</text:span><text:span text:style-name="T7">: array('email', [string </text:span><text:span text:style-name="T2">title</text:span><text:span text:style-name="T7">], [bool </text:span><text:span text:style-name="T2">canNull</text:span><text:span text:style-name="T7">])<text:line-break/><text:tab/>Адрес электронной почты.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regular</text:span><text:span text:style-name="T7">: array('regular', [string </text:span><text:span text:style-name="T2">title</text:span><text:span text:style-name="T7">], [bool </text:span><text:span text:style-name="T2">canNull</text:span><text:span text:style-name="T7">], [string </text:span><text:span text:style-name="T2">expression</text:span><text:span text:style-name="T7">])<text:line-break/><text:tab/>Любое значение, удовлетворяющее заданному регулярному выражению </text:span><text:span text:style-name="T2">expression</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captcha</text:span><text:span text:style-name="T7">: array('captcha')<text:line-break/><text:tab/>Каптча. Не требует дополнительных параметров.</text:span></text:p>
      <text:p text:style-name="P7"><text:span text:style-name="T6">callback</text:span><text:span text:style-name="T7">: array('callback', [string </text:span><text:span text:style-name="T2">title</text:span><text:span text:style-name="T7">], [bool </text:span><text:span text:style-name="T2">canNull</text:span><text:span text:style-name="T7">], [callback </text:span><text:span text:style-name="T2">function</text:span><text:span text:style-name="T7">])<text:line-break/><text:tab/>Валидация при помощи внешней функции </text:span><text:span text:style-name="T2">function</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пустое. 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38">table)</text:span></text:h>
      <text:p text:style-name="P13">Представляет из себя генератор HTML-таблиц, может быть использован в роли представления. Этот класс используется только в административном интерфейсе.</text:p>
      <text:p text:style-name="P13"><text:soft-page-break/>Работа с классом начинается с получения его экземпляра:</text:p>
      <text:p text:style-name="P13">$table=core::table();</text:p>
      <text:p text:style-name="P13">Реализацию класса можно найти в файле <text:span text:style-name="T3">/admin/core/html.php</text:span><text:span text:style-name="T6">.</text:span></text:p>
      <text:p text:style-name="P13"><text:span text:style-name="T6">Общий алгоритм работы с классом такой:</text:span></text:p>
      <text:list xml:id="list2011425509758212442" text:style-name="L8">
        <text:list-item>
          <text:p text:style-name="P41">получить экземпляр класса</text:p>
        </text:list-item>
        <text:list-item>
          <text:p text:style-name="P41">установить заголовки столбцов</text:p>
        </text:list-item>
      </text:list>
      <text:p text:style-name="P16">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16">Типичный пример использования класса:</text:p>
      <text:p text:style-name="P16">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6">Методы класса</text:span></text:h>
      <text:p text:style-name="P13"><text:span text:style-name="T8">table::__construct</text:span><text:span text:style-name="T6">([string </text:span><text:span text:style-name="T3">html</text:span><text:span text:style-name="T6">]);<text:line-break/><text:tab/>Конструктор класса. Если задан атрибут </text:span><text:span text:style-name="T3">html</text:span><text:span text:style-name="T6">, то этот текст будет добавлен к HTML-тегу &lt;table&gt;.</text:span></text:p>
      <text:p text:style-name="P15"><text:span text:style-name="T6">table::th</text:span><text:span text:style-name="T7">(string </text:span><text:span text:style-name="T2">title</text:span><text:span text:style-name="T7">,[string </text:span><text:span text:style-name="T2">html</text:span><text:span text:style-name="T7">]);<text:line-break/><text:tab/>Добавляет к таблице один столбец (тег &lt;th&gt;). </text:span><text:span text:style-name="T2">title</text:span><text:span text:style-name="T7">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15"><text:span text:style-name="T6">table::rowTh</text:span><text:span text:style-name="T7">(mixed </text:span><text:span text:style-name="T2">data</text:span><text:span text:style-name="T7">);<text:line-break/></text:span><text:span text:style-name="T48"><text:tab/><text:tab/>Добавляет все заголовки столбцов таблицы (равносильно вызову table::th() несколько раз). Параметр </text:span><text:span text:style-name="T50">data</text:span><text:span text:style-name="T48">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15"><text:span text:style-name="T49">table::trHtml</text:span><text:span text:style-name="T48">(string </text:span><text:span text:style-name="T50">html</text:span><text:span text:style-name="T48">);<text:line-break/><text:tab/>Задаёт html-код, который должен быть дописан внутрь HTML-тега &lt;tr&gt; (например: «class="myClass"». Заданный текст будет добавляться к каждой строке.</text:span></text:p>
      <text:p text:style-name="P15"><text:span text:style-name="T49">table::row</text:span><text:span text:style-name="T48">(string </text:span><text:span text:style-name="T50">text</text:span><text:span text:style-name="T48">);<text:line-break/><text:tab/>Добавляет одну строку во всю ширину таблицы, </text:span><text:span text:style-name="T50">text</text:span><text:span text:style-name="T48"> — текст (или HTML), отображаемый внутри &lt;td&gt;.</text:span></text:p>
      <text:p text:style-name="P15"><text:span text:style-name="T49">table::table</text:span><text:span text:style-name="T48">(string </text:span><text:span text:style-name="T50">text</text:span><text:span text:style-name="T48">,[integer </text:span><text:span text:style-name="T50">colSpan</text:span><text:span text:style-name="T48">],[string </text:span><text:span text:style-name="T50">html</text:span><text:span text:style-name="T48">]);<text:line-break/><text:tab/>Добавляет ячейку с произвольным текстом </text:span><text:span text:style-name="T50">text</text:span><text:span text:style-name="T48">. Параметр </text:span><text:span text:style-name="T50">colSpan </text:span><text:span text:style-name="T48">соответствует атрибуту colspan тега &lt;td&gt;. </text:span><text:span text:style-name="T50">Html</text:span><text:span text:style-name="T48"> — произвольный код, который необходимо дописать к теку &lt;td&gt; (например класс CSS).</text:span></text:p>
      <text:p text:style-name="P15"><text:span text:style-name="T49">table::link</text:span><text:span text:style-name="T48">(string </text:span><text:span text:style-name="T50">text</text:span><text:span text:style-name="T48">, string </text:span><text:span text:style-name="T50">link</text:span><text:span text:style-name="T48">, [integer </text:span><text:span text:style-name="T50">colSpan</text:span><text:span text:style-name="T48">],[string </text:span><text:span text:style-name="T50">html</text:span><text:span text:style-name="T48">]);<text:line-break/><text:tab/>Добавляет ячейку, содержащую ссылку на какую либо страницу админки. Параметр </text:span><text:span text:style-name="T50">text</text:span><text:span text:style-name="T48"> — </text:span><text:soft-page-break/><text:span text:style-name="T48">заголовок ссылки, </text:span><text:span text:style-name="T50">link</text:span><text:span text:style-name="T48"> — адрес ссылки; </text:span><text:span text:style-name="T50">colSpan </text:span><text:span text:style-name="T48">соответствует атрибуту colspan тега &lt;td&gt;. </text:span><text:span text:style-name="T50">Html</text:span><text:span text:style-name="T48"> — произвольный код, который необходимо дописать к теку &lt;td&gt; (например класс CSS).</text:span></text:p>
      <text:p text:style-name="P15"><text:span text:style-name="T49">table::upDown</text:span><text:span text:style-name="T48">(string </text:span><text:span text:style-name="T50">link</text:span><text:span text:style-name="T48">, integer </text:span><text:span text:style-name="T50">index</text:span><text:span text:style-name="T48">, integer </text:span><text:span text:style-name="T50">count</text:span><text:span text:style-name="T48">);<text:line-break/><text:tab/>Добавляет ячейку, содержащую стрелки «вверх» и «вниз» для управления порядком отображения элементов. Параметр </text:span><text:span text:style-name="T50">link</text:span><text:span text:style-name="T48">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50">index</text:span><text:span text:style-name="T48"> — порядковый номер строки; </text:span><text:span text:style-name="T50">count</text:span><text:span text:style-name="T48"> — кол-во строк. Последние два параметра позволяют скрыть кнопку «вверх» у первой строки и кнопку «вниз» у последней.</text:span></text:p>
      <text:p text:style-name="P15"><text:span text:style-name="T49">table::delete</text:span><text:span text:style-name="T48">(string </text:span><text:span text:style-name="T50">link</text:span><text:span text:style-name="T48">,[string </text:span><text:span text:style-name="T50">confirm</text:span><text:span text:style-name="T48">]);<text:line-break/><text:tab/>Добавляет ячейку с кнопкой «удалить». </text:span><text:span text:style-name="T50">link</text:span><text:span text:style-name="T48"> — ссылка на страницу админки; </text:span><text:span text:style-name="T50">confirm</text:span><text:span text:style-name="T48"> — текст, содержащий предупреждение удаления, по умолчанию «Подтвердите удаление».</text:span></text:p>
      <text:p text:style-name="P15"><text:span text:style-name="T49">table::editDelete</text:span><text:span text:style-name="T48">(string </text:span><text:span text:style-name="T50">link</text:span><text:span text:style-name="T48">,[string </text:span><text:span text:style-name="T50">confirm</text:span><text:span text:style-name="T48">]);<text:line-break/><text:tab/>Добавляет ячейку с кнопками «редактировать» и «удалить». </text:span><text:span text:style-name="T50">link</text:span><text:span text:style-name="T48"> — ссылка на страницу админки, если в ссылке содержится слово «action», то к ней будет добавлено ключевое слово «Edit» или «Delete», в противном случае будет приписано «&amp;action=edit» или «&amp;action=delete»; </text:span><text:span text:style-name="T50">confirm</text:span><text:span text:style-name="T48"> — текст, содержащий предупреждение удаления, по умолчанию «Подтвердите удаление».</text:span></text:p>
      <text:p text:style-name="P15"><text:span text:style-name="T49">table::itemDelete</text:span><text:span text:style-name="T48">();<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15"><text:span text:style-name="T49">table::render</text:span><text:span text:style-name="T48">();<text:line-break/><text:tab/>Выводит HTML-представление таблицы.</text:span></text:p>
      <text:h text:style-name="Heading_20_1" text:outline-level="1">Работа с электронной почтой (класс <text:span text:style-name="T38">email)</text:span></text:h>
      <text:p text:style-name="P19">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19">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19">Сам файл шаблона — это файл с расширением «.html», который должен быть расположен в директории <text:span text:style-name="T3">/data/email</text:span><text:span text:style-name="T6">, если класс используется в общедоступной части сайта или в директории </text:span><text:span text:style-name="T3">/admin/data/email</text:span><text:span text:style-name="T6">, если класс используется в админке.</text:span></text:p>
      <text:p text:style-name="P19">Реализацию класса можно найти в файле <text:span text:style-name="T3">/core/email.php</text:span><text:span text:style-name="T6">.</text:span></text:p>
      <text:p text:style-name="P23">Вот типичный пример использования класса:</text:p>
      <text:p text:style-name="P19"><text:span text:style-name="T6">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mplate('templateName',array(<text:line-break/><text:tab/><text:tab/>'name'=&gt;$data['name'],<text:line-break/><text:tab/><text:tab/>'email'=&gt;$data['email'],<text:line-break/><text:tab/><text:tab/>'message'=&gt;$data['message']<text:line-break/><text:tab/>));<text:line-break/></text:span><text:soft-page-break/><text:span text:style-name="T6"><text:tab/>$e-&gt;send($data['email']); //отправить письмо адресату<text:line-break/>}</text:span></text:p>
      <text:h text:style-name="P57" text:outline-level="2">Методы класса</text:h>
      <text:p text:style-name="P24"><text:span text:style-name="T6">email::from</text:span><text:span text:style-name="T7">(string </text:span><text:span text:style-name="T2">email</text:span><text:span text:style-name="T7">,[string </text:span><text:span text:style-name="T2">name</text:span><text:span text:style-name="T7">]);<text:line-break/><text:tab/>Устанавливает поле «от кого»: </text:span><text:span text:style-name="T2">email</text:span><text:span text:style-name="T7"> — адрес электронной почты, </text:span><text:span text:style-name="T2">name</text:span><text:span text:style-name="T7"> (не обязательно) — имя отправителя.</text:span></text:p>
      <text:p text:style-name="P24"><text:span text:style-name="T6">email::subject</text:span><text:span text:style-name="T7">(string </text:span><text:span text:style-name="T2">value</text:span><text:span text:style-name="T7">);<text:line-break/><text:tab/>Задаёт тему письма.</text:span></text:p>
      <text:p text:style-name="P24"><text:span text:style-name="T6">email::message</text:span><text:span text:style-name="T7">(string </text:span><text:span text:style-name="T2">message</text:span><text:span text:style-name="T7">);<text:line-break/><text:tab/>Устанавливает текст сообщения (в формате HTML), альтернатива email::messageTemplate().</text:span></text:p>
      <text:p text:style-name="P24"><text:span text:style-name="T6">email::messageTemplate</text:span><text:span text:style-name="T7">(string </text:span><text:span text:style-name="T2">fileName</text:span><text:span text:style-name="T7">, array </text:span><text:span text:style-name="T2">data</text:span><text:span text:style-name="T7">);<text:line-break/><text:tab/>Устанавливает текст сообщения из шаблона, альтернатива email::message(). Имя файла шаблона задаётся в параметре </text:span><text:span text:style-name="T2">fileName</text:span><text:span text:style-name="T7"> (путь и расширение файла не указывать). Параметр </text:span><text:span text:style-name="T2">data</text:span><text:span text:style-name="T7"> — это ассоциативный массив, содержащий данные для подстановки в шаблон, где ключи соответствуют именам меток в шаблоне.</text:span></text:p>
      <text:p text:style-name="P24"><text:span text:style-name="T6">email::returnPath</text:span><text:span text:style-name="T7">(string </text:span><text:span text:style-name="T2">email</text:span><text:span text:style-name="T7">);<text:line-break/><text:tab/>Задаёт адрес электронной почты, на который должно вернуться письмо в случае, если его доставить не удалось.</text:span></text:p>
      <text:p text:style-name="P24"><text:span text:style-name="T6">email::replyTo</text:span><text:span text:style-name="T7">(string </text:span><text:span text:style-name="T2">email</text:span><text:span text:style-name="T7">, [string </text:span><text:span text:style-name="T2">name</text:span><text:span text:style-name="T7">]);<text:line-break/><text:tab/>Задаёт адрес электронной почты (а также имя получателя), на который необходимо пересылать ответы на письмо.</text:span></text:p>
      <text:p text:style-name="P24"><text:span text:style-name="T6">email::attach</text:span><text:span text:style-name="T7">(string </text:span><text:span text:style-name="T2">filename</text:span><text:span text:style-name="T7">, string </text:span><text:span text:style-name="T2">id</text:span><text:span text:style-name="T7">, [string </text:span><text:span text:style-name="T2">type</text:span><text:span text:style-name="T7">]);<text:line-break/><text:tab/>Добавляет к письму вложенный файл </text:span><text:span text:style-name="T2">filename</text:span><text:span text:style-name="T7">. Имя файла должно содержать полный путь. Параметр </text:span><text:span text:style-name="T2">id</text:span><text:span text:style-name="T7"> — это имя файла внутри письма, если MIME-тип в параметре </text:span><text:span text:style-name="T2">type</text:span><text:span text:style-name="T7"> не задан, то будет установлен «application/octet-stream».</text:span></text:p>
      <text:p text:style-name="P24"><text:span text:style-name="T6">email::attachImage</text:span><text:span text:style-name="T7">(string </text:span><text:span text:style-name="T2">filename</text:span><text:span text:style-name="T7">, [string </text:span><text:span text:style-name="T2">type</text:span><text:span text:style-name="T7">]);<text:line-break/><text:tab/>Добавляет к письму вложенное изображение. Имя файла должно содержать полный путь. Параметр </text:span><text:span text:style-name="T2">type</text:span><text:span text:style-name="T7">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24"><text:span text:style-name="T7"><text:tab/>Функция возвращает идентификатор, по которому можно вставить изображение в текст сообщения.</text:span></text:p>
      <text:p text:style-name="P24"><text:span text:style-name="T6">email::getImg</text:span><text:span text:style-name="T7">(string </text:span><text:span text:style-name="T2">id</text:span><text:span text:style-name="T7">);<text:line-break/><text:tab/>Возвращает строку, содержащую HTML-тег &lt;img&gt;. </text:span><text:span text:style-name="T2">id</text:span><text:span text:style-name="T7"> — идентификатор, полученный функцией email::attachImage().</text:span></text:p>
      <text:p text:style-name="P24"><text:span text:style-name="T6">email::send</text:span><text:span text:style-name="T7">(string </text:span><text:span text:style-name="T2">email</text:span><text:span text:style-name="T7">);<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47">Работа с изображениями (класс </text:span><text:span text:style-name="T38">picture)</text:span></text:h>
      <text:p text:style-name="P19">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19"><text:soft-page-break/>Реализацию класса можно найти в файле <text:span text:style-name="T3">/core/picture.php</text:span><text:span text:style-name="T6">.</text:span></text:p>
      <text:p text:style-name="P19"><text:span text:style-name="T6">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3">save()</text:span><text:span text:style-name="T6">,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3">save()</text:span><text:span text:style-name="T6">, которых сохранит другую копию обраотанного изображения.</text:span></text:p>
      <text:p text:style-name="P23">Типичный алгоритм использования класса:</text:p>
      <text:p text:style-name="P23">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57" text:outline-level="2">Методы класса</text:h>
      <text:p text:style-name="P7"><text:span text:style-name="T6">picture::__controller</text:span><text:span text:style-name="T7">(string </text:span><text:span text:style-name="T2">fileName</text:span><text:span text:style-name="T7">, [string </text:span><text:span text:style-name="T2">type</text:span><text:span text:style-name="T7">]);<text:line-break/><text:tab/>Конструктор класса. </text:span><text:span text:style-name="T2">fileName</text:span><text:span text:style-name="T7"> — имя файла (должно включать полный путь); </text:span><text:span text:style-name="T2">type</text:span><text:span text:style-name="T7"> — MIME-тип изображения (допустимо указывать расширение имя файла). MIME-тип необходимо указывать в тех случаях, когда </text:span><text:span text:style-name="T2">fileName</text:span><text:span text:style-name="T7"> не содержит расширения файла и нет возможности определить его тип.</text:span></text:p>
      <text:p text:style-name="P2"><text:tab/>Если файл не является корректным изображением, то переменная controller::$error будет содержать текст сообщения об ошибке.</text:p>
      <text:p text:style-name="P7"><text:span text:style-name="T6">picture::resize</text:span><text:span text:style-name="T7">([mixed </text:span><text:span text:style-name="T2">width</text:span><text:span text:style-name="T7">], [mixed </text:span><text:span text:style-name="T2">height</text:span><text:span text:style-name="T7">]);<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7"> и </text:span><text:span text:style-name="T2">height</text:span><text:span text:style-name="T7">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2"><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6">Width</text:p>
          </table:table-cell>
          <table:table-cell table:style-name="Таблица1.A1" office:value-type="string">
            <text:p text:style-name="P26">Height</text:p>
          </table:table-cell>
          <table:table-cell table:style-name="Таблица1.C1" office:value-type="string">
            <text:p text:style-name="P26">Результат</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null</text:p>
          </table:table-cell>
          <table:table-cell table:style-name="Таблица1.C2" office:value-type="string">
            <text:p text:style-name="Table_20_Contents">Ширина — 400 пикселей, высота — пропорционально исходной</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300</text:p>
          </table:table-cell>
          <table:table-cell table:style-name="Таблица1.C2" office:value-type="string">
            <text:p text:style-name="Table_20_Contents">Ширина — 400 пикселей, высота — 300 пикселей</text:p>
          </table:table-cell>
        </table:table-row>
        <table:table-row>
          <table:table-cell table:style-name="Таблица1.A2" office:value-type="string">
            <text:p text:style-name="Table_20_Contents">&lt;600</text:p>
          </table:table-cell>
          <table:table-cell table:style-name="Таблица1.A2" office:value-type="string">
            <text:p text:style-name="Table_20_Contents">null</text:p>
          </table:table-cell>
          <table:table-cell table:style-name="Таблица1.C2" office:value-type="string">
            <text:p text:style-name="Table_20_Contents">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Table_20_Contents">&lt;800</text:p>
          </table:table-cell>
          <table:table-cell table:style-name="Таблица1.A2" office:value-type="string">
            <text:p text:style-name="Table_20_Contents">&lt;600</text:p>
          </table:table-cell>
          <table:table-cell table:style-name="Таблица1.C2" office:value-type="string">
            <text:p text:style-name="Table_20_Contents">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Table_20_Contents">null</text:p>
          </table:table-cell>
          <table:table-cell table:style-name="Таблица1.A2" office:value-type="string">
            <text:p text:style-name="Table_20_Contents">&gt;300</text:p>
          </table:table-cell>
          <table:table-cell table:style-name="Таблица1.C2" office:value-type="string">
            <text:p text:style-name="Table_20_Contents">Высота будет растянута до 300 пикселей, если исходная меньше. Ширина пропорциональна исходной.</text:p>
          </table:table-cell>
        </table:table-row>
      </table:table>
      <text:p text:style-name="P7"><text:soft-page-break/></text:p>
      <text:p text:style-name="P7"><text:span text:style-name="T6">picture::watermark</text:span><text:span text:style-name="T7">(string </text:span><text:span text:style-name="T2">fileName</text:span><text:span text:style-name="T7">, mixed </text:span><text:span text:style-name="T2">x</text:span><text:span text:style-name="T7">, mixed </text:span><text:span text:style-name="T2">y</text:span><text:span text:style-name="T7">);<text:line-break/><text:tab/>Накладывает водный знак на изображение. </text:span><text:span text:style-name="T2">fiileName</text:span><text:span text:style-name="T7"> — имя файла изображения, содержащего водный знак. Параметры </text:span><text:span text:style-name="T2">x</text:span><text:span text:style-name="T7"> и </text:span><text:span text:style-name="T2">y</text:span><text:span text:style-name="T7">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7"><text:span text:style-name="T6">picture::save</text:span><text:span text:style-name="T7">(string </text:span><text:span text:style-name="T2">fileName</text:span><text:span text:style-name="T7">, [integer </text:span><text:span text:style-name="T2">quality</text:span><text:span text:style-name="T7">], [string </text:span><text:span text:style-name="T2">type</text:span><text:span text:style-name="T7">]);<text:line-break/><text:tab/>Сохраняет обработанное изображение в файл. Параметр </text:span><text:span text:style-name="T2">fileName</text:span><text:span text:style-name="T7"> (имя файла) необходимо указывать БЕЗ РАСШИРЕНИЯ. </text:span><text:span text:style-name="T2">quality</text:span><text:span text:style-name="T7"> — качество изображения для формата JPEG (число от 1 до 100). </text:span><text:span text:style-name="T2">type</text:span><text:span text:style-name="T7"> — MIME-тип (допускается указывать расширение файла), если не указан, то будет сохранён в том же формате, что и исходный файл.</text:span></text:p>
      <text:p text:style-name="P7"><text:span text:style-name="T7"><text:tab/>Функция picture::save() возвращает расширение сохранённого файла или </text:span><text:span text:style-name="T6">false</text:span><text:span text:style-name="T7"> в случае неудачи.</text:span></text:p>
      <text:p text:style-name="Text_20_body"><text:span text:style-name="T7">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доработан в будущем.</text:span></text:p>
      <text:h text:style-name="P55" text:outline-level="1"><text:span text:style-name="T6">Разработка дополнительных модулей</text:span></text:h>
      <text:p text:style-name="P2">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2">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56" text:outline-level="2">Этапы разработки модуля</text:h>
      <text:p text:style-name="P2">Последовательность действий следующая:</text:p>
      <text:p text:style-name="P2">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2">2. Создаются файлы контроллеров, моделей, представлений и любые другие необходимые ресурсы.</text:p>
      <text:p text:style-name="Text_20_body"><text:span text:style-name="T7">3. 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1">типы пунктов меню</text:span><text:span text:style-name="T7">. Для этого нужно добавить записи в базу данных в таблицу </text:span><text:span text:style-name="T2">menuType</text:span><text:span text:style-name="T7">. Назначение полей следующее:</text:span></text:p>
      <text:list xml:id="list2656038470071557317" text:style-name="L9">
        <text:list-item>
          <text:p text:style-name="P37"><text:span text:style-name="T13">title</text:span><text:span text:style-name="T7"> — название типа пункта меню, отображаемое на странице добавления пункта меню;</text:span></text:p>
        </text:list-item>
        <text:list-item>
          <text:p text:style-name="P37"><text:span text:style-name="T13">controller</text:span><text:span text:style-name="T7"> и </text:span><text:span text:style-name="T13">action</text:span><text:span text:style-name="T7"> — имя контроллера и действия административной части сайта, определяют скрипт и процедуру, которая будет обрабатывать запрос добавления пунктов меню (подробнее в разделе «админка»).</text:span></text:p>
        </text:list-item>
      </text:list>
      <text:p text:style-name="P9"><text:span text:style-name="T7">После добавления записей в таблицу </text:span><text:span text:style-name="T13">menuType</text:span><text:span text:style-name="T7">, в диалоговом окне выбора типа пункта меню появятся </text:span><text:soft-page-break/><text:span text:style-name="T7">только что созданные. Теперь необходимо создать контроллер админки (если его ещё нет) и добавить </text:span><text:span text:style-name="T13">действие</text:span><text:span text:style-name="T7">. Оно должно показывать форму, запрашивающую дополнительные параметры, необходимые для формирования ссылки. Соответствующее </text:span><text:span text:style-name="T13">submit-действие</text:span><text:span text:style-name="T7"> по полученным от формы данным должно вернуть сформированную ссылку.</text:span></text:p>
      <text:p text:style-name="P9"><text:span text:style-name="T7">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13">widgetType</text:span><text:span text:style-name="T7">. Назначение полей следующее:</text:span></text:p>
      <text:list xml:id="list6202600647988199356" text:style-name="L10">
        <text:list-item>
          <text:p text:style-name="P38"><text:span text:style-name="T13">name</text:span><text:span text:style-name="T7"> — системное имя виджета;</text:span></text:p>
        </text:list-item>
        <text:list-item>
          <text:p text:style-name="P38"><text:span text:style-name="T13">title</text:span><text:span text:style-name="T7"> — название виджета, отображаемое в диалоговом окне выбора типа создаваемого виджета;</text:span></text:p>
        </text:list-item>
        <text:list-item>
          <text:p text:style-name="P38"><text:span text:style-name="T13">controller </text:span><text:span text:style-name="T7">и </text:span><text:span text:style-name="T13">action</text:span><text:span text:style-name="T7">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9"><text:span text:style-name="T7">После добавления записей в таблицу </text:span><text:span text:style-name="T13">widgetType</text:span><text:span text:style-name="T7">, в диалоговом окне создания виджета появятся вновь созданные. Теперь необходимо создать контроллер админки (если его ещё нет) и добавить </text:span><text:span text:style-name="T13">действие</text:span><text:span text:style-name="T7">. Оно должно отображать форму, запрашивающую параметры виджета. Соответствующее </text:span><text:span text:style-name="T13">submit-действие</text:span><text:span text:style-name="T7"> должно возвращать ассоциативный массив параметров виджета.</text:span></text:p>
      <text:p text:style-name="P9"><text:span text:style-name="T7">5. 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13">right</text:span><text:span text:style-name="T7">, который всегда будет возвращать </text:span><text:span text:style-name="T12">false</text:span><text:span text:style-name="T7">. Таким образом доступ к модулю будут иметь только суперпользователи. Если же настройка прав действительно требуется, то необходимо в базу данных добавить записи в таблицу </text:span><text:span text:style-name="T13">userRight</text:span><text:span text:style-name="T7">. Назначеие полей следующее:</text:span></text:p>
      <text:list xml:id="list8729749120997507583" text:style-name="L11">
        <text:list-item>
          <text:p text:style-name="P39"><text:span text:style-name="T13">module</text:span><text:span text:style-name="T7"> — имя модуля и имя группы прав (разделены точкой);</text:span></text:p>
        </text:list-item>
        <text:list-item>
          <text:p text:style-name="P39"><text:span text:style-name="T13">groupId</text:span><text:span text:style-name="T7">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39"><text:span text:style-name="T13">description</text:span><text:span text:style-name="T7"> — краткое описание группы прав доступа, отображаемое в диалоговом окне настройки доступа для группы пользователей;</text:span></text:p>
        </text:list-item>
        <text:list-item>
          <text:p text:style-name="P39"><text:span text:style-name="T13">picture</text:span><text:span text:style-name="T7">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9"><text:span text:style-name="T7">Поле </text:span><text:span text:style-name="T13">picture</text:span><text:span text:style-name="T7">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При этом содержимое поля </text:span><text:span text:style-name="T13">module</text:span><text:span text:style-name="T7">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13">module</text:span><text:span text:style-name="T7"> содержит символ «*», то именем действия будет «index».</text:span></text:p>
      <text:h text:style-name="P58" text:outline-level="2">Создание переносимого модуля</text:h>
      <text:p text:style-name="Text_20_body"><text:span text:style-name="T7">Переносимый модуль — это ZIP-архив, который содержит следующие составляющие:</text:span></text:p>
      <text:p text:style-name="P2">1. Собственно все файлы модуля (структура директориев соответствует структуре директориев сайта).</text:p>
      <text:p text:style-name="P2">2. Файл module.ini, который содержит информацию о модуле: название, версия, типы виджетов, типы пунктов меню, группы прав доступа.</text:p>
      <text:p text:style-name="P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2"><text:soft-page-break/>4. Файл install.php (если требуется), содержащий скрипты, которые необходимо выполнить перед установкой модуля (installBefore) и после установки (installAfter).</text:p>
      <text:p text:style-name="P2">5. Файл uninstall.php (если требуется), содержащий скрипты, которые необходимо выполнить перед удалением (uninstallBefore) и после удаления (uninstallAfter) модуля.</text:p>
      <text:p text:style-name="P2">При установке модуля система автоматически настраивает обработчики событий исходя из наличия файлов в директориях /hook и /admin/hook.</text:p>
      <text:p text:style-name="Text_20_body"><text:span text:style-name="T7">Ч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2">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Text_20_body"><text:span text:style-name="T7">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если требуется), которые содержат SQL-инструкции инициализации СУБД, скрипт install.php (если требуется), который может содержать функции </text:span><text:span text:style-name="T2">installBefore</text:span><text:span text:style-name="T7">($version), </text:span><text:span text:style-name="T2">installAfter</text:span><text:span text:style-name="T7">($version), </text:span><text:span text:style-name="T2">uninstallBefore</text:span><text:span text:style-name="T7">() и </text:span><text:span text:style-name="T2">uninstallAfter</text:span><text:span text:style-name="T7">($version).</text:span></text:p>
      <text:p text:style-name="Text_20_body"><text:span text:style-name="T7">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7">, если установка/удаление возможно и </text:span><text:span text:style-name="T1">false</text:span><text:span text:style-name="T7">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7">. В функции </text:span><text:span text:style-name="T2">uninstallAfter()</text:span><text:span text:style-name="T7"> параметр </text:span><text:span text:style-name="T2">$version</text:span><text:span text:style-name="T7">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P2">Обратите внимание на файлы install.mysql.sql и install.sqlite.sql: инструкции в этих файлах будут выполнены только при первичной установке модуля.</text:p>
      <text:p text:style-name="Text_20_body"><text:span text:style-name="T7">Файлы локализации (находящиеся в директории /</text:span><text:span text:style-name="T39">language) </text:span><text:span text:style-name="T48">обычно выделяются в отдельный модуль, у которого в конфигурационном файле которого, в параметре </text:span><text:span text:style-name="T51">depend</text:span><text:span text:style-name="T48">, указывается имя и версия «основного» модул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2T03:51:13.093338389</dc:date>
    <meta:generator>LibreOffice/4.2.8.2$Linux_X86_64 LibreOffice_project/420m0$Build-2</meta:generator>
    <meta:editing-duration>P1DT4H48M38S</meta:editing-duration>
    <meta:editing-cycles>217</meta:editing-cycles>
    <meta:document-statistic meta:table-count="1" meta:image-count="0" meta:object-count="0" meta:page-count="39" meta:paragraph-count="627" meta:word-count="13463" meta:character-count="107031" meta:non-whitespace-character-count="93711"/>
  </office:meta>
</office:document-meta>
</file>